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Lohit Hindi1" svg:font-family="'Lohit Hindi'"/>
    <style:font-face style:name="cmmi10" svg:font-family="cmmi10"/>
    <style:font-face style:name="TakaoPGothic2" svg:font-family="TakaoPGothic" style:font-family-generic="swiss"/>
    <style:font-face style:name="cmmi101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TakaoPMincho" svg:font-family="TakaoPMincho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3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TakaoPGothic" style:font-name-asian="TakaoPGothic"/>
    </style:style>
    <style:style style:name="P2" style:family="paragraph" style:parent-style-name="Standard">
      <style:paragraph-properties fo:text-align="start" style:justify-single-word="false"/>
      <style:text-properties style:font-name="TakaoPGothic" style:font-name-asian="TakaoPGothic"/>
    </style:style>
    <style:style style:name="P3" style:family="paragraph" style:parent-style-name="Standard">
      <style:paragraph-properties fo:text-align="center" style:justify-single-word="false"/>
      <style:text-properties style:font-name="TakaoPGothic" fo:font-size="24pt" style:font-name-asian="TakaoPGothic" style:font-size-asian="24pt" style:font-size-complex="24pt"/>
    </style:style>
    <style:style style:name="P4" style:family="paragraph" style:parent-style-name="Standard">
      <style:text-properties style:font-name="TakaoPGothic" fo:font-style="normal" style:font-name-asian="TakaoPGothic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akaoPGothic" fo:font-style="normal" style:font-name-asian="TakaoPGothi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akaoPGothic" fo:font-style="normal" officeooo:paragraph-rsid="0003227a" style:font-name-asian="TakaoPGothi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akaoPGothic" fo:font-style="normal" style:font-name-asian="TakaoPGothic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akaoPGothic" fo:font-style="normal" officeooo:paragraph-rsid="0003227a" style:font-name-asian="TakaoPGothic" style:font-style-asian="normal" style:font-style-complex="normal"/>
    </style:style>
    <style:style style:name="P9" style:family="paragraph" style:parent-style-name="Standard"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akaoPGothic" fo:font-size="12pt" officeooo:rsid="000977bb" officeooo:paragraph-rsid="000977bb" style:font-name-asian="TakaoPGothic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TakaoGothic"/>
    </style:style>
    <style:style style:name="P14" style:family="paragraph" style:parent-style-name="Standard">
      <style:text-properties style:font-name="TakaoGothic" fo:font-size="18pt" style:font-size-asian="18pt" style:font-size-complex="18pt"/>
    </style:style>
    <style:style style:name="P15" style:family="paragraph" style:parent-style-name="Standard">
      <style:text-properties style:font-name="TakaoGothic" fo:font-size="18pt" fo:font-style="normal" style:font-name-asian="TakaoGothic" style:font-size-asian="18pt" style:font-style-asian="normal" style:font-size-complex="18pt" style:font-style-complex="normal"/>
    </style:style>
    <style:style style:name="P16" style:family="paragraph" style:parent-style-name="Standard">
      <style:text-properties style:font-name="TakaoGothic" fo:font-style="normal" style:font-name-asian="TakaoGothic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TakaoGothic" fo:font-style="normal" style:font-name-asian="TakaoGothi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akaoGothic" fo:font-style="normal" style:font-name-asian="TakaoGothi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akaoGothic" fo:font-style="normal" officeooo:rsid="0003227a" officeooo:paragraph-rsid="0003227a" style:font-name-asian="TakaoGothi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akaoGothic" fo:font-style="normal" officeooo:rsid="00044b1e" officeooo:paragraph-rsid="00044b1e" style:font-name-asian="TakaoGothic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TakaoGothic" fo:font-style="normal" officeooo:rsid="00044b1e" officeooo:paragraph-rsid="00044b1e" style:font-name-asian="TakaoGothic" style:font-style-asian="normal" style:font-style-complex="normal"/>
    </style:style>
    <style:style style:name="P22" style:family="paragraph" style:parent-style-name="Standard">
      <style:text-properties style:font-name="TakaoGothic" fo:font-style="normal" style:font-name-asian="TakaoPGothic" style:font-style-asian="normal" style:font-style-complex="normal"/>
    </style:style>
    <style:style style:name="P23" style:family="paragraph" style:parent-style-name="Standard">
      <style:text-properties style:font-name="TakaoGothic" fo:font-size="14pt" fo:font-style="normal" style:text-underline-style="none" fo:font-weight="bold" style:font-name-asian="TakaoGothi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07bfe8"/>
    </style:style>
    <style:style style:name="P26" style:family="paragraph" style:parent-style-name="Standard">
      <style:text-properties fo:font-size="18pt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officeooo:rsid="0007bfe8" officeooo:paragraph-rsid="0007bfe8"/>
    </style:style>
    <style:style style:name="P28" style:family="paragraph" style:parent-style-name="Standard">
      <style:paragraph-properties fo:text-align="start" style:justify-single-word="false"/>
      <style:text-properties officeooo:rsid="000977bb" officeooo:paragraph-rsid="000977bb"/>
    </style:style>
    <style:style style:name="P29" style:family="paragraph" style:parent-style-name="Standard">
      <style:paragraph-properties fo:margin-left="1.617cm" fo:margin-right="0cm" fo:text-indent="-1.642cm" style:auto-text-indent="false">
        <style:tab-stops/>
      </style:paragraph-properties>
      <style:text-properties style:font-name="TakaoPGothic" style:font-name-asian="TakaoPGothic"/>
    </style:style>
    <style:style style:name="P30" style:family="paragraph" style:parent-style-name="Standard">
      <style:paragraph-properties fo:margin-left="1.617cm" fo:margin-right="0cm" fo:text-indent="-1.642cm" style:auto-text-indent="false">
        <style:tab-stops/>
      </style:paragraph-properties>
      <style:text-properties style:font-name="TakaoPGothic" fo:font-style="normal" style:font-name-asian="TakaoPGothic" style:font-style-asian="normal" style:font-style-complex="normal"/>
    </style:style>
    <style:style style:name="P31" style:family="paragraph" style:parent-style-name="Standard">
      <style:paragraph-properties fo:margin-left="2.106cm" fo:margin-right="0cm" fo:text-indent="-2.106cm" style:auto-text-indent="false">
        <style:tab-stops/>
      </style:paragraph-properties>
      <style:text-properties style:font-name="TakaoPGothic" style:font-name-asian="TakaoPGothic"/>
    </style:style>
    <style:style style:name="P32" style:family="paragraph" style:parent-style-name="Standard">
      <style:paragraph-properties fo:margin-left="6.223cm" fo:margin-right="0cm" fo:text-indent="-6.223cm" style:auto-text-indent="false">
        <style:tab-stops/>
      </style:paragraph-properties>
      <style:text-properties style:font-name="TakaoPGothic" style:font-name-asian="TakaoPGothic"/>
    </style:style>
    <style:style style:name="P33" style:family="paragraph" style:parent-style-name="Standard">
      <style:paragraph-properties fo:margin-left="1.543cm" fo:margin-right="0cm" fo:text-indent="-1.568cm" style:auto-text-indent="false">
        <style:tab-stops/>
      </style:paragraph-properties>
      <style:text-properties style:font-name="TakaoPGothic" style:font-name-asian="TakaoPGothic"/>
    </style:style>
    <style:style style:name="P34" style:family="paragraph" style:parent-style-name="Standard">
      <style:paragraph-properties fo:margin-left="8.183cm" fo:margin-right="0cm" fo:text-align="start" style:justify-single-word="false" fo:text-indent="-8.207cm" style:auto-text-indent="false">
        <style:tab-stops/>
      </style:paragraph-properties>
      <style:text-properties style:font-name="TakaoPGothic" style:font-name-asian="TakaoPGothic"/>
    </style:style>
    <style:style style:name="P35" style:family="paragraph" style:parent-style-name="Standard">
      <style:paragraph-properties fo:margin-left="6.516cm" fo:margin-right="0cm" fo:text-indent="-6.516cm" style:auto-text-indent="false">
        <style:tab-stops/>
      </style:paragraph-properties>
      <style:text-properties style:font-name="TakaoPGothic" style:font-name-asian="TakaoPGothic"/>
    </style:style>
    <style:style style:name="P36" style:family="paragraph" style:parent-style-name="Standard">
      <style:paragraph-properties fo:margin-left="6.493cm" fo:margin-right="0cm" fo:text-indent="-6.493cm" style:auto-text-indent="false">
        <style:tab-stops/>
      </style:paragraph-properties>
      <style:text-properties style:font-name="TakaoPGothic" style:font-name-asian="TakaoPGothic"/>
    </style:style>
    <style:style style:name="P37" style:family="paragraph" style:parent-style-name="Standard">
      <style:paragraph-properties fo:margin-left="6.468cm" fo:margin-right="0cm" fo:text-indent="-6.468cm" style:auto-text-indent="false">
        <style:tab-stops/>
      </style:paragraph-properties>
      <style:text-properties style:font-name="TakaoPGothic" style:font-name-asian="TakaoPGothic"/>
    </style:style>
    <style:style style:name="P38" style:family="paragraph" style:parent-style-name="Standard">
      <style:paragraph-properties fo:break-before="page"/>
      <style:text-properties style:font-name="TakaoGothic" fo:font-size="14pt" fo:font-style="normal" style:text-underline-style="none" fo:font-weight="bold" style:font-name-asian="TakaoGothic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TakaoPGothic" fo:font-size="18pt" fo:font-style="normal" style:font-name-asian="TakaoPGothic" style:font-size-asian="18pt" style:font-style-asian="normal" style:font-size-complex="18pt" style:font-style-complex="normal"/>
    </style:style>
    <style:style style:name="P40" style:family="paragraph" style:parent-style-name="Standard">
      <style:paragraph-properties fo:break-before="page"/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TakaoPGothic" fo:font-size="14pt" fo:font-style="normal" fo:font-weight="bold" style:font-name-asian="TakaoPGothic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break-before="page"/>
      <style:text-properties style:font-name="TakaoPGothic" fo:font-size="14pt" fo:font-weight="bold" style:font-name-asian="TakaoPGothi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TakaoPGothic" fo:font-size="14pt" fo:font-weight="bold" style:font-name-asian="TakaoPGothic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.025cm" fo:margin-right="0cm" fo:text-indent="0.025cm" style:auto-text-indent="false">
        <style:tab-stops/>
      </style:paragraph-properties>
      <style:text-properties style:font-name="TakaoPGothic" fo:font-style="normal" style:font-name-asian="TakaoPGothic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TakaoGothic" fo:font-style="normal" officeooo:rsid="0003227a" style:font-name-asian="TakaoGothic" style:font-style-asian="normal" style:font-style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akaoGothic" fo:font-style="normal" officeooo:rsid="0004e833" officeooo:paragraph-rsid="0007bfe8" style:font-name-asian="TakaoGothic" style:font-style-asian="normal" style:font-style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48" style:family="paragraph" style:parent-style-name="Standard" style:list-style-name="L2">
      <style:paragraph-properties fo:text-align="start" style:justify-single-word="false">
        <style:tab-stops>
          <style:tab-stop style:position="2.279cm"/>
        </style:tab-stops>
      </style:paragraph-properties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style:font-name="TakaoGothic" fo:font-style="normal" officeooo:rsid="0004e833" officeooo:paragraph-rsid="000977bb" style:font-name-asian="TakaoGothic" style:font-style-asian="normal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TakaoGothic" fo:font-style="normal" officeooo:rsid="000977bb" officeooo:paragraph-rsid="0007bfe8" style:font-name-asian="TakaoGothic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style:font-name="TakaoGothic" fo:font-style="normal" officeooo:rsid="000977bb" officeooo:paragraph-rsid="000977bb" style:font-name-asian="TakaoGothic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style:font-name="TakaoGothic" fo:font-style="normal" style:font-name-asian="TakaoGothic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style:font-name="TakaoGothic" fo:font-style="normal" officeooo:rsid="0004e833" officeooo:paragraph-rsid="0007bfe8" style:font-name-asian="TakaoPGothic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TakaoGothic" fo:font-style="normal" officeooo:rsid="00066b55" officeooo:paragraph-rsid="0007bfe8" style:font-name-asian="TakaoPGothic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TakaoGothic" fo:font-style="normal" officeooo:rsid="000977bb" officeooo:paragraph-rsid="000977bb" style:font-name-asian="TakaoPGothic" style:font-style-asian="normal" style:font-style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0977bb" officeooo:paragraph-rsid="000977bb"/>
    </style:style>
    <style:style style:name="P57" style:family="paragraph" style:parent-style-name="Standard">
      <style:paragraph-properties fo:text-align="start" style:justify-single-word="false"/>
      <style:text-properties style:font-name="TakaoPGothic" fo:font-size="18pt" fo:font-style="normal" officeooo:rsid="000977bb" officeooo:paragraph-rsid="000977bb" style:font-name-asian="TakaoPGothic" style:font-size-asian="18pt" style:font-style-asian="normal" style:font-size-complex="18pt" style:font-style-complex="normal"/>
    </style:style>
    <style:style style:name="P58" style:family="paragraph" style:parent-style-name="Standard">
      <style:paragraph-properties fo:text-align="center" style:justify-single-word="false"/>
      <style:text-properties style:font-name="TakaoPGothic" fo:font-style="normal" officeooo:paragraph-rsid="0003227a" style:font-name-asian="TakaoPGothic" style:font-style-asian="normal" style:font-style-complex="normal"/>
    </style:style>
    <style:style style:name="P59" style:family="paragraph" style:parent-style-name="Standard">
      <style:text-properties style:font-name="TakaoPGothic" style:font-name-asian="TakaoPGothic"/>
    </style:style>
    <style:style style:name="P60" style:family="paragraph" style:parent-style-name="Standard">
      <style:text-properties style:font-name="TakaoPGothic" officeooo:rsid="000977bb" officeooo:paragraph-rsid="000977bb" style:font-name-asian="TakaoPGothic"/>
    </style:style>
    <style:style style:name="P61" style:family="paragraph" style:parent-style-name="Standard">
      <style:paragraph-properties fo:text-align="start" style:justify-single-word="false"/>
      <style:text-properties style:font-name="TakaoPGothic" fo:font-size="18pt" fo:font-style="normal" officeooo:rsid="00044b1e" officeooo:paragraph-rsid="00044b1e" style:font-name-asian="TakaoPGothic" style:font-size-asian="18pt" style:font-style-asian="normal" style:font-size-complex="18pt" style:font-style-complex="normal"/>
    </style:style>
    <style:style style:name="P62" style:family="paragraph" style:parent-style-name="Standard">
      <style:paragraph-properties fo:text-align="start" style:justify-single-word="false"/>
      <style:text-properties style:font-name="TakaoPGothic" fo:font-style="normal" officeooo:rsid="00044b1e" officeooo:paragraph-rsid="00044b1e" style:font-name-asian="TakaoPGothic" style:font-style-asian="normal" style:font-style-complex="normal"/>
    </style:style>
    <style:style style:name="T1" style:family="text">
      <style:text-properties style:font-name="TakaoGothic"/>
    </style:style>
    <style:style style:name="T2" style:family="text">
      <style:text-properties style:font-name="TakaoGothic" fo:font-style="italic" style:font-name-asian="TakaoGothic" style:font-style-asian="italic" style:font-style-complex="italic"/>
    </style:style>
    <style:style style:name="T3" style:family="text">
      <style:text-properties style:font-name="TakaoGothic" fo:font-style="normal" style:font-style-asian="normal" style:font-style-complex="normal"/>
    </style:style>
    <style:style style:name="T4" style:family="text">
      <style:text-properties style:font-name="TakaoGothic" fo:font-style="normal" style:font-name-asian="TakaoGothic" style:font-style-asian="normal" style:font-style-complex="normal"/>
    </style:style>
    <style:style style:name="T5" style:family="text">
      <style:text-properties style:font-name="TakaoGothic" fo:font-style="normal" officeooo:rsid="00066b55" style:font-name-asian="TakaoGothic" style:font-style-asian="normal" style:font-style-complex="normal"/>
    </style:style>
    <style:style style:name="T6" style:family="text">
      <style:text-properties style:font-name="TakaoGothic" fo:font-style="normal" officeooo:rsid="000977bb" style:font-name-asian="TakaoGothic" style:font-style-asian="normal" style:font-style-complex="normal"/>
    </style:style>
    <style:style style:name="T7" style:family="text">
      <style:text-properties style:font-name="TakaoGothic" fo:font-style="normal" style:font-name-asian="TakaoPGothic" style:font-style-asian="normal" style:font-style-complex="normal"/>
    </style:style>
    <style:style style:name="T8" style:family="text">
      <style:text-properties style:font-name="TakaoGothic" fo:font-style="normal" style:font-name-asian="TakaoPGothic" style:font-style-asian="normal" style:font-style-complex="normal"/>
    </style:style>
    <style:style style:name="T9" style:family="text">
      <style:text-properties style:font-name="TakaoGothic" fo:font-style="normal" officeooo:rsid="00066b55" style:font-name-asian="TakaoPGothic" style:font-style-asian="normal" style:font-style-complex="normal"/>
    </style:style>
    <style:style style:name="T10" style:family="text">
      <style:text-properties style:font-name="TakaoGothic" fo:font-style="normal" officeooo:rsid="000977bb" style:font-name-asian="TakaoPGothic" style:font-style-asian="normal" style:font-style-complex="normal"/>
    </style:style>
    <style:style style:name="T11" style:family="text">
      <style:text-properties style:font-name="TakaoGothic" style:font-name-asian="TakaoGothic"/>
    </style:style>
    <style:style style:name="T12" style:family="text">
      <style:text-properties style:font-name="TakaoGothic" officeooo:rsid="0003227a" style:font-name-asian="TakaoGothic"/>
    </style:style>
    <style:style style:name="T13" style:family="text">
      <style:text-properties style:font-name="TakaoGothic" officeooo:rsid="000f3f46" style:font-name-asian="TakaoGoth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mmi10" fo:font-style="normal" style:font-style-asian="normal" style:font-style-complex="normal"/>
    </style:style>
    <style:style style:name="T18" style:family="text">
      <style:text-properties style:font-name="cmmi10" fo:font-style="normal" officeooo:rsid="0007bfe8" style:font-name-asian="TakaoGothic" style:font-style-asian="normal" style:font-style-complex="normal"/>
    </style:style>
    <style:style style:name="T19" style:family="text">
      <style:text-properties style:font-name="cmmi10" officeooo:rsid="0007bfe8"/>
    </style:style>
    <style:style style:name="T20" style:family="text">
      <style:text-properties fo:color="#ff0000"/>
    </style:style>
    <style:style style:name="T21" style:family="text">
      <style:text-properties fo:color="#ff0000" fo:font-style="normal" style:font-style-asian="normal" style:font-style-complex="normal"/>
    </style:style>
    <style:style style:name="T22" style:family="text">
      <style:text-properties fo:color="#ff0000" style:font-name="cmmi101" fo:font-style="normal" style:font-style-asian="normal" style:font-style-complex="normal"/>
    </style:style>
    <style:style style:name="T23" style:family="text">
      <style:text-properties fo:color="#ff0000" style:text-position="sub 58%" style:font-name="cmr10" fo:font-style="normal" style:font-style-asian="normal" style:font-style-complex="normal"/>
    </style:style>
    <style:style style:name="T24" style:family="text">
      <style:text-properties fo:color="#ff0000" style:font-name="TakaoGothic" fo:font-style="normal" style:font-style-asian="normal" style:font-style-complex="normal"/>
    </style:style>
    <style:style style:name="T25" style:family="text">
      <style:text-properties style:font-name="cmmi101"/>
    </style:style>
    <style:style style:name="T26" style:family="text">
      <style:text-properties style:font-name="cmmi101" officeooo:rsid="0003227a"/>
    </style:style>
    <style:style style:name="T27" style:family="text">
      <style:text-properties style:font-name="cmmi101" officeooo:rsid="0007bfe8"/>
    </style:style>
    <style:style style:name="T28" style:family="text">
      <style:text-properties style:font-name="cmmi101" officeooo:rsid="00066b55"/>
    </style:style>
    <style:style style:name="T29" style:family="text">
      <style:text-properties style:font-name="cmmi101" fo:font-style="normal" style:font-name-asian="TakaoGothic" style:font-style-asian="normal" style:font-style-complex="normal"/>
    </style:style>
    <style:style style:name="T30" style:family="text">
      <style:text-properties style:font-name="cmmi101" fo:font-style="normal" officeooo:rsid="00066b55" style:font-name-asian="TakaoGothic" style:font-style-asian="normal" style:font-style-complex="normal"/>
    </style:style>
    <style:style style:name="T31" style:family="text">
      <style:text-properties style:font-name="cmmi101" fo:font-style="normal" officeooo:rsid="000977bb" style:font-name-asian="TakaoGothic" style:font-style-asian="normal" style:font-style-complex="normal"/>
    </style:style>
    <style:style style:name="T32" style:family="text">
      <style:text-properties style:font-name="cmmi101" fo:font-style="normal" style:font-name-asian="TakaoPGothic" style:font-style-asian="normal" style:font-style-complex="normal"/>
    </style:style>
    <style:style style:name="T33" style:family="text">
      <style:text-properties style:font-name="cmmi101" fo:font-style="normal" style:font-name-asian="TakaoPGothic" style:font-style-asian="normal" style:font-style-complex="normal"/>
    </style:style>
    <style:style style:name="T34" style:family="text">
      <style:text-properties style:font-name="TakaoPGothic2" fo:font-style="normal" style:font-style-asian="normal" style:font-style-complex="normal"/>
    </style:style>
    <style:style style:name="T35" style:family="text">
      <style:text-properties officeooo:rsid="0003227a"/>
    </style:style>
    <style:style style:name="T36" style:family="text">
      <style:text-properties fo:color="#008000"/>
    </style:style>
    <style:style style:name="T37" style:family="text">
      <style:text-properties fo:color="#008000" officeooo:rsid="0003227a"/>
    </style:style>
    <style:style style:name="T38" style:family="text">
      <style:text-properties fo:color="#c90016" style:font-name="TakaoGothic" officeooo:rsid="0003227a" style:font-name-asian="TakaoGothic"/>
    </style:style>
    <style:style style:name="T39" style:family="text">
      <style:text-properties fo:color="#6b2394" officeooo:rsid="0003227a"/>
    </style:style>
    <style:style style:name="T40" style:family="text">
      <style:text-properties fo:color="#94476b"/>
    </style:style>
    <style:style style:name="T41" style:family="text">
      <style:text-properties fo:color="#800000"/>
    </style:style>
    <style:style style:name="T42" style:family="text">
      <style:text-properties fo:color="#800000" style:font-name="TakaoGothic" style:font-name-asian="TakaoGothic"/>
    </style:style>
    <style:style style:name="T43" style:family="text">
      <style:text-properties fo:color="#333366"/>
    </style:style>
    <style:style style:name="T44" style:family="text">
      <style:text-properties fo:color="#004a4a" style:font-name="TakaoGothic" officeooo:rsid="0003227a" style:font-name-asian="TakaoGothic"/>
    </style:style>
    <style:style style:name="T45" style:family="text">
      <style:text-properties officeooo:rsid="00066b55"/>
    </style:style>
    <style:style style:name="T46" style:family="text">
      <style:text-properties officeooo:rsid="0007bfe8"/>
    </style:style>
    <style:style style:name="T47" style:family="text">
      <style:text-properties style:text-position="sub 58%" style:font-name="cmmi101" officeooo:rsid="0007bfe8"/>
    </style:style>
    <style:style style:name="T48" style:family="text">
      <style:text-properties style:text-position="sub 58%" style:font-name="cmmi101" officeooo:rsid="00066b55"/>
    </style:style>
    <style:style style:name="T49" style:family="text">
      <style:text-properties style:text-position="sub 58%" style:font-name="cmmi101" fo:font-style="normal" officeooo:rsid="0007bfe8" style:font-name-asian="TakaoGothic" style:font-style-asian="normal" style:font-style-complex="normal"/>
    </style:style>
    <style:style style:name="T50" style:family="text">
      <style:text-properties style:text-position="sub 58%" style:font-name="cmmi101" fo:font-style="normal" officeooo:rsid="00066b55" style:font-name-asian="TakaoGothic" style:font-style-asian="normal" style:font-style-complex="normal"/>
    </style:style>
    <style:style style:name="T51" style:family="text">
      <style:text-properties officeooo:rsid="000977bb"/>
    </style:style>
    <style:style style:name="T52" style:family="text">
      <style:text-properties style:text-position="super 58%" style:font-name="cmr10" fo:font-style="normal" style:font-name-asian="TakaoGothic" style:font-style-asian="normal" style:font-style-complex="normal"/>
    </style:style>
    <style:style style:name="T53" style:family="text">
      <style:text-properties style:text-position="super 58%" style:font-name="cmr10" fo:font-style="normal" officeooo:rsid="000977bb" style:font-name-asian="TakaoGothic" style:font-style-asian="normal" style:font-style-complex="normal"/>
    </style:style>
    <style:style style:name="T54" style:family="text">
      <style:text-properties style:font-name-asian="TakaoPGothic"/>
    </style:style>
    <style:style style:name="T55" style:family="text">
      <style:text-properties officeooo:rsid="00066b55" style:font-name-asian="TakaoPGothic"/>
    </style:style>
    <style:style style:name="T56" style:family="text">
      <style:text-properties officeooo:rsid="0007bfe8" style:font-name-asian="TakaoPGothic"/>
    </style:style>
    <style:style style:name="T57" style:family="text">
      <style:text-properties officeooo:rsid="000c3422"/>
    </style:style>
    <style:style style:name="T58" style:family="text">
      <style:text-properties style:font-name="TakaoPGothic" style:font-name-asian="TakaoPGothic"/>
    </style:style>
    <style:style style:name="T59" style:family="text">
      <style:text-properties style:font-name="TakaoPGothic" officeooo:rsid="00066b55" style:font-name-asian="TakaoPGothic"/>
    </style:style>
    <style:style style:name="T60" style:family="text">
      <style:text-properties style:font-name="TakaoPGothic" officeooo:rsid="0007bfe8" style:font-name-asian="TakaoPGothic"/>
    </style:style>
    <style:style style:name="T61" style:family="text">
      <style:text-properties style:font-name="TakaoPGothic" fo:font-style="normal" officeooo:rsid="000977bb" style:font-name-asian="TakaoPGothic" style:font-style-asian="normal" style:font-style-complex="normal"/>
    </style:style>
    <style:style style:name="T62" style:family="text">
      <style:text-properties style:font-name="cmmi101" officeooo:rsid="00066b55" style:font-name-asian="TakaoPGothic"/>
    </style:style>
    <style:style style:name="T63" style:family="text">
      <style:text-properties style:font-name="cmr10" fo:font-style="normal" style:font-style-asian="normal" style:font-style-complex="normal"/>
    </style:style>
    <style:style style:name="T64" style:family="text">
      <style:text-properties style:font-name="cmsy10" fo:font-style="normal" style:font-style-asian="normal" style:font-style-complex="normal"/>
    </style:style>
    <style:style style:name="T65" style:family="text">
      <style:text-properties style:font-name="OpenSymbol1" fo:font-style="normal" style:font-style-asian="normal" style:font-style-complex="normal"/>
    </style:style>
    <style:style style:name="T66" style:family="text">
      <style:text-properties fo:color="#b84700"/>
    </style:style>
    <style:style style:name="T67" style:family="text">
      <style:text-properties fo:color="#6b4794"/>
    </style:style>
    <style:style style:name="T68" style:family="text">
      <style:text-properties style:use-window-font-color="true"/>
    </style:style>
    <style:style style:name="T69" style:family="text">
      <style:text-properties officeooo:rsid="000f3f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TetraBZ マニュアル</text:p>
      <text:p text:style-name="Standard"/>
      <text:p text:style-name="P11">Version 1.0</text:p>
      <text:p text:style-name="Standard"/>
      <text:p text:style-name="P12">河村光晶</text:p>
      <text:p text:style-name="Standard"/>
      <text:p text:style-name="P1">もくじ</text:p>
      <text:p text:style-name="P1">１、 はじめに</text:p>
      <text:p text:style-name="P1">２、 インストール方法</text:p>
      <text:p text:style-name="P1">３、 ライブラリのリンク方法</text:p>
      <text:p text:style-name="P1">４、 各サブルーチンの説明</text:p>
      <text:p text:style-name="P1">5、 サンプルコード(抜粋)</text:p>
      <text:p text:style-name="P1"><text:span text:style-name="T69">6、 </text:span>付録</text:p>
      <text:p text:style-name="P60">参考文献</text:p>
      <text:p text:style-name="Standard"/>
      <text:p text:style-name="P26">１、 はじめに</text:p>
      <text:p text:style-name="P1">　libtetrabzは線形テトラへドロン法もしくは最適化線形テトラへドロン法<text:span text:style-name="T51">[1]</text:span>を用いて全エネルギーや電荷密度、部分状態密度、分極関数等を計算するためのライブラリ群である。このライブラリには、軌道エネルギーをインプットとして、</text:p>
      <text:p text:style-name="P11"><draw:frame draw:style-name="fr1" draw:name="オブジェクト9" text:anchor-type="as-char" svg:y="-0.432cm" svg:width="7.378cm" svg:height="0.83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54">のような積分における積分重み</text:span> <text:span text:style-name="T25">w</text:span> <text:span text:style-name="T54">を出力するサブルーチンを、各種計算について取り揃えている。具体的には以下の計算に対応している。</text:span></text:p>
      <text:p text:style-name="P24"><draw:frame draw:style-name="fr1" draw:name="オブジェクト10" text:anchor-type="as-char" svg:y="-0.432cm" svg:width="3.366cm" svg:height="0.833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p>
      <text:p text:style-name="Standard"><draw:frame draw:style-name="fr1" draw:name="オブジェクト11" text:anchor-type="as-char" svg:y="-0.432cm" svg:width="3.912cm" svg:height="0.833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p>
      <text:p text:style-name="Standard"><draw:frame draw:style-name="fr1" draw:name="オブジェクト12" text:anchor-type="as-char" svg:y="-0.443cm" svg:width="5.623cm" svg:height="0.91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p>
      <text:p text:style-name="Standard"><draw:frame draw:style-name="fr1" draw:name="オブジェクト13" text:anchor-type="as-char" svg:y="-0.443cm" svg:width="5.786cm" svg:height="0.91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p>
      <text:p text:style-name="Standard"><draw:frame draw:style-name="fr1" draw:name="オブジェクト14" text:anchor-type="as-char" svg:y="-0.797cm" svg:width="5.713cm" svg:height="1.355cm" draw:z-index="13"><draw:object xlink:href="./Object 14" xlink:type="simple" xlink:show="embed" xlink:actuate="onLoad"/><draw:image xlink:href="./ObjectReplacements/Object 14" xlink:type="simple" xlink:show="embed" xlink:actuate="onLoad"/><svg:desc>数式</svg:desc></draw:frame></text:p>
      <text:p text:style-name="Standard"><draw:frame draw:style-name="fr1" draw:name="オブジェクト15" text:anchor-type="as-char" svg:y="-0.445cm" svg:width="9.006cm" svg:height="0.919cm" draw:z-index="14"><draw:object xlink:href="./Object 15" xlink:type="simple" xlink:show="embed" xlink:actuate="onLoad"/><draw:image xlink:href="./ObjectReplacements/Object 15" xlink:type="simple" xlink:show="embed" xlink:actuate="onLoad"/><svg:desc>数式</svg:desc></draw:frame></text:p>
      <text:p text:style-name="Standard"><draw:frame draw:style-name="fr1" draw:name="オブジェクト16" text:anchor-type="as-char" svg:y="-0.797cm" svg:width="6.357cm" svg:height="1.355cm" draw:z-index="15"><draw:object xlink:href="./Object 16" xlink:type="simple" xlink:show="embed" xlink:actuate="onLoad"/><draw:image xlink:href="./ObjectReplacements/Object 16" xlink:type="simple" xlink:show="embed" xlink:actuate="onLoad"/><svg:desc>数式</svg:desc></draw:frame></text:p>
      <text:p text:style-name="Standard"/>
      <text:p text:style-name="Standard"/>
      <text:p text:style-name="P26">2、 インストール方法</text:p>
      <text:p text:style-name="Standard">要件</text:p>
      <text:p text:style-name="Standard">・ fortranコンパイラ</text:p>
      <text:p text:style-name="P1">・ MPIライブラリ(MPI/ハイブリッド並列版を利用する場合)</text:p>
      <text:p text:style-name="Standard"/>
      <text:p text:style-name="P1">make.sys.inを参考にし、自分の環境に合わせて以下の変数を書き換え、</text:p>
      <text:p text:style-name="P1">make.sysと言うファイルとして保存する。</text:p>
      <text:p text:style-name="P1">TOPDIR : このマニュアルがあるディレクトリのフルパス (/home/user・・・)</text:p>
      <text:p text:style-name="P1">F90 : シリアル用fortranコンパイルコマンド (gfortran、ifort、frt等)</text:p>
      <text:p text:style-name="P1">MPIF90 : MPI用fortranコンパイルコマンド (mpif90、mpiifort,mpifrt等)</text:p>
      <text:p text:style-name="P1">FFLAGS : fortranコンパイルコマンド </text:p>
      <text:p text:style-name="Standard"/>
      <text:p text:style-name="Standard">その後、次のコマンドを実行する。</text:p>
      <text:p text:style-name="P13">$ make</text:p>
      <text:p text:style-name="Standard"><text:span text:style-name="T1">src</text:span> ディレクトリ内に</text:p>
      <text:p text:style-name="P13">libtetrabz.a</text:p>
      <text:p text:style-name="P13"><text:soft-page-break/>libtetrabz.mod</text:p>
      <text:p text:style-name="P13">libtetrabz_mpi.a</text:p>
      <text:p text:style-name="P13">libtetrabz_mpi.mod</text:p>
      <text:p text:style-name="Standard">というファイルが生成される。</text:p>
      <text:p text:style-name="Standard"/>
      <text:p text:style-name="P14">３、 ライブラリのリンク方法</text:p>
      <text:p text:style-name="P13"><text:s/>gfortranの場合</text:p>
      <text:p text:style-name="Standard"><text:span text:style-name="T1">$</text:span><text:span text:style-name="T11"> gfortran program.f90 -L </text:span><text:span text:style-name="T2">libtetrabzディレクトリ</text:span><text:span text:style-name="T4">/src -I </text:span><text:span text:style-name="T2">libtetrabzディレクトリ</text:span><text:span text:style-name="T4">/src -ltetrabz -fopenmp</text:span></text:p>
      <text:p text:style-name="Standard"><text:span text:style-name="T4">$ mpif90 program.f90 -L </text:span><text:span text:style-name="T2">libtetrabzディレクトリ</text:span><text:span text:style-name="T4">/src -I </text:span><text:span text:style-name="T2">libtetrabzディレクトリ</text:span><text:span text:style-name="T4">/src -ltetrabz_mpi -fopenmp</text:span></text:p>
      <text:p text:style-name="P16"/>
      <text:p text:style-name="P13">-L、-Iオプションについては、以下のように設定すればつける必要は無い。</text:p>
      <text:p text:style-name="Standard"><text:span text:style-name="T1">.a</text:span>ファイルを環境変数<text:span text:style-name="T1">LIBRALLY_PATH</text:span>に含まれているディレクトリへ、</text:p>
      <text:p text:style-name="P13">.modファイルを環境変数INCLUDE に含まれているディレクトリへコピーする。</text:p>
      <text:p text:style-name="P13"/>
      <text:p text:style-name="P15">４、サブルーチンの説明</text:p>
      <text:p text:style-name="P22">以下のサブルーチンを任意のプログラム内で</text:p>
      <text:p text:style-name="P16"><text:s text:c="2"/>call libtetrabz_occ(ltetra,bvec,nb,nge,eig,ngw,wght)</text:p>
      <text:p text:style-name="P22">のように呼び出して使用できる。</text:p>
      <text:p text:style-name="P22">サブルーチン名はすべてlibtetrabz_からはじまる。 MPI版についてはlibtetrabz_mpi_からはじまる。シリアル版とMPI版の引数の違いはコミニュケータを指定する整数commだけで、他は同じである。</text:p>
      <text:p text:style-name="P22"/>
      <text:p text:style-name="P16"/>
      <text:p text:style-name="P38">・全エネルギー、電荷密度等(占有率の計算)</text:p>
      <text:p text:style-name="P23"/>
      <text:p text:style-name="P17"><draw:frame draw:style-name="fr1" draw:name="オブジェクト1" text:anchor-type="as-char" svg:y="-0.432cm" svg:width="3.366cm" svg:height="0.8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><text:span text:style-name="T68">subroutine</text:span> libtetrabz_occ(ltetra,bvec,nb,nge,eig,ngw,wght)</text:p>
      <text:p text:style-name="P16"><text:s text:c="2"/><text:span text:style-name="T68">integer</text:span>,intent(in) :: ltetra, nge(3), ngw(3), nb</text:p>
      <text:p text:style-name="P16"><text:s text:c="2"/>real(8),intent(in) :: bvec(3,3)</text:p>
      <text:p text:style-name="P16"><text:s text:c="2"/>real(8),intent(in) :: eig(nb,nge(1),nge(2),nge(3))</text:p>
      <text:p text:style-name="P16"><text:s text:c="2"/>real(8),intent(out) :: wght(nb,ngw(1),ngw(2),ngw(3))</text:p>
      <text:p text:style-name="P16"><text:span text:style-name="T68">end subroutine</text:span> libtetrabz_occ</text:p>
      <text:p text:style-name="P16"/>
      <text:p text:style-name="P16">subroutine libtetrabz_mpi_occ(ltetra,comm,bvec,nb,nge,eig,ngw,wght)</text:p>
      <text:p text:style-name="P16"><text:s text:c="2"/>integer,intent(in) :: ltetra, comm, nge(3), ngw(3), nb</text:p>
      <text:p text:style-name="P16"><text:s text:c="2"/>real(8),intent(in) :: bvec(3,3)</text:p>
      <text:p text:style-name="P16"><text:s text:c="2"/>real(8),intent(in) :: eig(nb,nge(1),nge(2),nge(3))</text:p>
      <text:p text:style-name="P16"><text:s text:c="2"/>real(8),intent(out) :: wght(nb,ngw(1),ngw(2),ngw(3))</text:p>
      <text:p text:style-name="P16">end subroutine libtetrabz_mpi_occ</text:p>
      <text:p text:style-name="P16"><text:s/></text:p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2"><text:span text:style-name="T3">eig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</text:span><text:span text:style-name="T14">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1"><text:span text:style-name="T3">wght(nb,ngw(1),ngw(2),ngw(3))</text:span><text:span text:style-name="T14"> : (出力、実数配列) 積分重み </text:span></text:p>
      <text:p text:style-name="P4"/>
      <text:p text:style-name="P4"/>
      <text:p text:style-name="P4"/>
      <text:p text:style-name="P40">・ Fermiエネルギー（占有率も同時に計算する）</text:p>
      <text:p text:style-name="P9"/>
      <text:p text:style-name="P5"><draw:frame draw:style-name="fr1" draw:name="オブジェクト2" text:anchor-type="as-char" svg:y="-0.432cm" svg:width="3.366cm" svg:height="0.833cm" draw:z-index="1"><draw:object xlink:href="./Object 2" xlink:type="simple" xlink:show="embed" xlink:actuate="onLoad"/><draw:image xlink:href="./ObjectReplacements/Object 2" xlink:type="simple" xlink:show="embed" xlink:actuate="onLoad"/><svg:desc>数式</svg:desc></draw:frame></text:p>
      <text:p text:style-name="P5"/>
      <text:p text:style-name="P16">subroutine libtetrabz_fermieng(ltetra,bvec,nb,nge,eig,ngw,wght,ef,nelec)</text:p>
      <text:p text:style-name="P16"><text:s text:c="2"/>integer,intent(in) :: ltetra, nge(3), ngw(3), nb</text:p>
      <text:p text:style-name="P16"><text:s text:c="2"/>real(8),intent(in) :: bvec(3,3), nelec</text:p>
      <text:p text:style-name="P16"><text:s text:c="2"/>real(8),intent(in) :: eig(nb,nge(1),nge(2),nge(3))</text:p>
      <text:p text:style-name="P16"><text:s text:c="2"/>real(8),intent(out) :: ef</text:p>
      <text:p text:style-name="P16"><text:s text:c="2"/>real(8),intent(out) :: wght(nb,ngw(1),ngw(2),ngw(3))</text:p>
      <text:p text:style-name="P16">end subroutine libtetrabz_fermieng</text:p>
      <text:p text:style-name="P16"/>
      <text:p text:style-name="P16">subroutine libtetrabz_mpi_fermieng(ltetra,comm,bvec,nb, &amp;</text:p>
      <text:p text:style-name="P16">&amp; <text:s text:c="33"/>nge,eig,ngw,wght,ef,nelec)</text:p>
      <text:p text:style-name="P16"><text:s text:c="2"/>integer,intent(in) :: ltetra, comm, nge(3), ngw(3), nb</text:p>
      <text:p text:style-name="P16"><text:s text:c="2"/>real(8),intent(in) :: bvec(3,3), nelec</text:p>
      <text:p text:style-name="P16"><text:s text:c="2"/>real(8),intent(in) :: eig(nb,nge(1),nge(2),nge(3))</text:p>
      <text:p text:style-name="P16"><text:s text:c="2"/>real(8),intent(out) :: ef</text:p>
      <text:p text:style-name="P16"><text:s text:c="2"/>real(8),intent(out) :: wght(nb,ngw(1),ngw(2),ngw(3))</text:p>
      <text:p text:style-name="P16">end subroutine libtetrabz_mpi_fermieng</text:p>
      <text:p text:style-name="P16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2"><text:span text:style-name="T3">eig(nb,nge(1),nge(2),nge(3))</text:span><text:span text:style-name="T14"> : (入力、実数配列) 軌道エネルギー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1"><text:span text:style-name="T3">wght(nb,ngw(1),ngw(2),ngw(3))</text:span><text:span text:style-name="T14"> : (出力、実数配列) 積分重み </text:span></text:p>
      <text:p text:style-name="P1"><text:span text:style-name="T3">ef</text:span><text:span text:style-name="T14"> : (出力、実数) Fermiエネルギー</text:span></text:p>
      <text:p text:style-name="P1"><text:span text:style-name="T3">nelec</text:span><text:span text:style-name="T14"> : スピンあたりの(荷)電子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0">・ (部分)状態密度</text:p>
      <text:p text:style-name="P5"/>
      <text:p text:style-name="P5"><draw:frame draw:style-name="fr1" draw:name="オブジェクト3" text:anchor-type="as-char" svg:y="-0.432cm" svg:width="3.912cm" svg:height="0.83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18">subroutine libtetrabz_dos(ltetra,bvec,nb,nge,eig,ngw,wght,ne,e0)</text:p>
      <text:p text:style-name="P18"><text:s text:c="2"/>integer,intent(in) :: ltetra, nge(3), ngw(3), nb, ne</text:p>
      <text:p text:style-name="P18"><text:s text:c="2"/>real(8),intent(in) :: bvec(3,3), e0(ne)</text:p>
      <text:p text:style-name="P18"><text:s text:c="2"/>real(8),intent(in) :: eig(nb,nge(1),nge(2),nge(3))</text:p>
      <text:p text:style-name="P18"><text:s text:c="2"/>real(8),intent(out) :: wght(ne,nb,ngw(1),ngw(2),ngw(3))</text:p>
      <text:p text:style-name="P18">end subroutine libtetrabz_dos</text:p>
      <text:p text:style-name="P16"/>
      <text:p text:style-name="P16">subroutine libtetrabz_mpi_dos(ltetra,comm,bvec,nb,nge,eig,ngw,wght,ne,e0)</text:p>
      <text:p text:style-name="P16"><text:s text:c="2"/>integer,intent(in) :: ltetra, comm, nge(3), ngw(3), nb, ne</text:p>
      <text:p text:style-name="P16"><text:s text:c="2"/>real(8),intent(in) :: bvec(3,3), e0(ne)</text:p>
      <text:p text:style-name="P16"><text:s text:c="2"/>real(8),intent(in) :: eig(nb,nge(1),nge(2),nge(3))</text:p>
      <text:p text:style-name="P16"><text:s text:c="2"/>real(8),intent(out) :: wght(ne,nb,ngw(1),ngw(2),ngw(3))</text:p>
      <text:p text:style-name="P16">end subroutine libtetrabz_mpi_dos</text:p>
      <text:p text:style-name="P16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ー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2"><text:span text:style-name="T3">eig(nb,nge(1),nge(2),nge(3))</text:span><text:span text:style-name="T14"> : (入力、実数配列) 軌道エネルギー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1"><text:span text:style-name="T3">wght(ne,nb,ngw(1),ngw(2),ngw(3))</text:span><text:span text:style-name="T14"> : (出力、実数配列) 積分重み </text:span></text:p>
      <text:p text:style-name="P1"><text:span text:style-name="T3">ef</text:span><text:span text:style-name="T14"> : (出力、実数) Fermiエネルギー</text:span></text:p>
      <text:p text:style-name="P1"><text:span text:style-name="T3">nelec</text:span><text:span text:style-name="T14"> : (入力、実数) 荷電子数（両スピン合わせた総数）</text:span></text:p>
      <text:p text:style-name="P4">ne : (入力、整数)状態密度を計算するエネルギー点数</text:p>
      <text:p text:style-name="P4">e0(ne) : (入力、実数配列) 状態密度を計算するエネルギー</text:p>
      <text:p text:style-name="P4"/>
      <text:p text:style-name="P4"/>
      <text:p text:style-name="P42"><text:span text:style-name="T14">・　ネスティング、Fr</text:span><text:span text:style-name="T34">ö</text:span><text:span text:style-name="T14">hlichパラメーター</text:span></text:p>
      <text:p text:style-name="P5"/>
      <text:p text:style-name="P5"><draw:frame draw:style-name="fr1" draw:name="オブジェクト4" text:anchor-type="as-char" svg:y="-0.443cm" svg:width="5.623cm" svg:height="0.91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p text:style-name="P5"/>
      <text:p text:style-name="P16">subroutine libtetrabz_doubledelta(ltetra,bvec,nb,nge,eig1,eig2,ngw,wght)</text:p>
      <text:p text:style-name="P16"><text:s text:c="2"/>integer,intent(in) :: ltetra, nge(3), ngw(3), nb</text:p>
      <text:p text:style-name="P16"><text:s text:c="2"/>real(8),intent(in) :: bvec(3,3)</text:p>
      <text:p text:style-name="P16"><text:s text:c="2"/>real(8),intent(in) :: eig1(nb,nge(1),nge(2),nge(3)), &amp;</text:p>
      <text:p text:style-name="P16"><text:s text:c="2"/>&amp; <text:s text:c="20"/>eig2(nb,nge(1),nge(2),nge(3))</text:p>
      <text:p text:style-name="P16"><text:s text:c="2"/>real(8),intent(out) :: wght(nb,nb,ngw(1),ngw(2),ngw(3))</text:p>
      <text:p text:style-name="P16">end subroutine libtetrabz_doubledelta</text:p>
      <text:p text:style-name="P16"/>
      <text:p text:style-name="P16">subroutine libtetrabz_mpi_doubledelta(ltetra,comm,bvec,nb, &amp;</text:p>
      <text:p text:style-name="P16">&amp; <text:s text:c="36"/>nge,eig1,eig2,ngw,wght)</text:p>
      <text:p text:style-name="P16"><text:s text:c="2"/>integer,intent(in) :: ltetra, comm0, nge(3), ngw(3), nb</text:p>
      <text:p text:style-name="P16"><text:s text:c="2"/>real(8),intent(in) :: bvec(3,3)</text:p>
      <text:p text:style-name="P16"><text:s text:c="2"/>real(8),intent(in) :: eig1(nb,nge(1),nge(2),nge(3)), &amp; </text:p>
      <text:p text:style-name="P16"><text:s text:c="2"/>&amp; <text:s text:c="20"/>eig2(nb,nge(1),nge(2),nge(3))</text:p>
      <text:p text:style-name="P16"><text:s text:c="2"/>real(8),intent(out) :: wght(nb,nb,ngw(1),ngw(2),ngw(3))</text:p>
      <text:p text:style-name="P16">end subroutine libtetrabz_mpi_doubledelta</text:p>
      <text:p text:style-name="P4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5"><text:span text:style-name="T3">eig1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。</text:span><text:span text:style-name="T24">eig2</text:span><text:span text:style-name="T21">も同様</text:span><text:span text:style-name="T14">。</text:span></text:p>
      <text:p text:style-name="P35"><text:span text:style-name="T3">eig2(nb,nge(1),nge(2),nge(3))</text:span><text:span text:style-name="T14"> : (入力、実数配列) 軌道エネルギー。移行運動量の分だけグリッドをずらしたものなど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1"><text:span text:style-name="T3">wght(nb,nb,ngw(1),ngw(2),ngw(3))</text:span><text:span text:style-name="T14"> : (出力、実数配列) 積分重み </text:span></text:p>
      <text:p text:style-name="P4"/>
      <text:p text:style-name="P4"/>
      <text:p text:style-name="P40">・ DFPT計算の一部</text:p>
      <text:p text:style-name="P5"/>
      <text:p text:style-name="P5"><draw:frame draw:style-name="fr1" draw:name="オブジェクト5" text:anchor-type="as-char" svg:y="-0.443cm" svg:width="5.786cm" svg:height="0.91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8">subroutine libtetrabz_occstep(ltetra,bvec,nb,nge,eig1,eig2,ngw,wght)</text:p>
      <text:p text:style-name="P18"><text:s text:c="2"/>integer,intent(in) :: ltetra, nge(3), ngw(3), nb</text:p>
      <text:p text:style-name="P18"><text:s text:c="2"/>real(8),intent(in) :: bvec(3,3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nb,nb,ngw(1),ngw(2),ngw(3))</text:p>
      <text:p text:style-name="P18">end subroutine libtetrabz_occstep</text:p>
      <text:p text:style-name="P18"/>
      <text:p text:style-name="P18">subroutine libtetrabz_mpi_occstep(ltetra,comm0,bvec,nb, &amp;</text:p>
      <text:p text:style-name="P18">&amp; <text:s text:c="32"/>nge,eig1,eig2,ngw,wght)</text:p>
      <text:p text:style-name="P18"><text:s text:c="2"/>integer,intent(in) :: ltetra, comm0, nge(3), ngw(3), nb</text:p>
      <text:p text:style-name="P18"><text:s text:c="2"/>real(8),intent(in) :: bvec(3,3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nb,nb,ngw(1),ngw(2),ngw(3))</text:p>
      <text:p text:style-name="P18">end subroutine libtetrabz_mpi_occstep</text:p>
      <text:p text:style-name="P18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6"><text:span text:style-name="T3">eig1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。</text:span><text:span text:style-name="T24">eig2</text:span><text:span text:style-name="T21">も同様</text:span><text:span text:style-name="T14">。</text:span></text:p>
      <text:p text:style-name="P36"><text:span text:style-name="T3">eig2(nb,nge(1),nge(2),nge(3))</text:span><text:span text:style-name="T14"> : (入力、実数配列) 軌道エネルギー。移行運動量の分だけグリッドをずらしたものなど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2"><text:span text:style-name="T3">wght(nb,nb,ngw(1),ngw(2),ngw(3))</text:span><text:span text:style-name="T14"> : (出力、実数配列) 積分重み </text:span></text:p>
      <text:p text:style-name="P7"/>
      <text:p text:style-name="P7"/>
      <text:p text:style-name="P43"><text:span text:style-name="T14">・ 独立分極関数(静的、</text:span><text:span text:style-name="T17">!</text:span><text:span text:style-name="T65">=</text:span><text:span text:style-name="T63">0</text:span><text:span text:style-name="T14">)</text:span></text:p>
      <text:p text:style-name="P5"/>
      <text:p text:style-name="P5"><draw:frame draw:style-name="fr1" draw:name="オブジェクト6" text:anchor-type="as-char" svg:y="-0.797cm" svg:width="5.713cm" svg:height="1.3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18">subroutine libtetrabz_polstat(ltetra,bvec,nb,nge,eig1,eig2,ngw,wght)</text:p>
      <text:p text:style-name="P18"><text:s text:c="2"/>integer,intent(in) :: ltetra, nge(3), ngw(3), nb</text:p>
      <text:p text:style-name="P18"><text:s text:c="2"/>real(8),intent(in) :: bvec(3,3)</text:p>
      <text:p text:style-name="P18"><text:s text:c="2"/>real(8),intent(in) :: eig1(nb,nge(1),nge(2),nge(3)), eig2(nb,nge(1),nge(2),nge(3))</text:p>
      <text:p text:style-name="P18"><text:s text:c="2"/>real(8),intent(out) :: wght(nb,nb,ngw(1),ngw(2),ngw(3))</text:p>
      <text:p text:style-name="P18">end subroutine libtetrabz_polstat</text:p>
      <text:p text:style-name="P18"/>
      <text:p text:style-name="P18">subroutine libtetrabz_mpi_occstep(ltetra,comm0,bvec,nb, &amp;</text:p>
      <text:p text:style-name="P18">&amp; <text:s text:c="32"/>nge,eig1,eig2,ngw,wght)</text:p>
      <text:p text:style-name="P18"><text:s text:c="2"/>integer,intent(in) :: ltetra, comm0, nge(3), ngw(3), nb</text:p>
      <text:p text:style-name="P18"><text:s text:c="2"/>real(8),intent(in) :: bvec(3,3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nb,nb,ngw(1),ngw(2),ngw(3))</text:p>
      <text:p text:style-name="P18">end subroutine libtetrabz_mpi_occstep</text:p>
      <text:p text:style-name="P18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6"><text:span text:style-name="T3">eig1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。</text:span><text:span text:style-name="T24">eig2</text:span><text:span text:style-name="T21">も同様</text:span><text:span text:style-name="T14">。</text:span></text:p>
      <text:p text:style-name="P36"><text:span text:style-name="T3">eig2(nb,nge(1),nge(2),nge(3))</text:span><text:span text:style-name="T14"> : (入力、実数配列) 軌道エネルギー。移行運動量の分だけグリッドをずらしたものなど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2"><text:span text:style-name="T3">wght(nb,nb,ngw(1),ngw(2),ngw(3))</text:span><text:span text:style-name="T14"> : (出力、実数配列) 積分重み </text:span></text:p>
      <text:p text:style-name="P7"/>
      <text:p text:style-name="P7"/>
      <text:p text:style-name="P41">・ フォノン線幅等</text:p>
      <text:p text:style-name="P5"/>
      <text:p text:style-name="P5"><draw:frame draw:style-name="fr1" draw:name="オブジェクト7" text:anchor-type="as-char" svg:y="-0.445cm" svg:width="9.006cm" svg:height="0.91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17">subroutine libtetrabz_fermigr(ltetra,bvec,nb,nge,eig1,eig2,ngw,wght,ne,e0)</text:p>
      <text:p text:style-name="P18"><text:s text:c="2"/>integer,intent(in) :: ltetra, nge(3), ngw(3), nb, ne</text:p>
      <text:p text:style-name="P18"><text:s text:c="2"/>real(8),intent(in) :: bvec(3,3), e0(ne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ne,nb,nb,ngw(1),ngw(2),ngw(3))</text:p>
      <text:p text:style-name="P18">end subroutine libtetrabz_fermigr</text:p>
      <text:p text:style-name="P18"/>
      <text:p text:style-name="P18">subroutine libtetrabz_mpi_fermigr(ltetra,comm0,bvec,nb, &amp;</text:p>
      <text:p text:style-name="P18">&amp; <text:s text:c="32"/>nge,eig1,eig2,ngw,wght,ne,e0)</text:p>
      <text:p text:style-name="P18"><text:s text:c="2"/>integer,intent(in) :: ltetra, comm0, nge(3), ngw(3), nb, ne</text:p>
      <text:p text:style-name="P18"><text:s text:c="2"/>real(8),intent(in) :: bvec(3,3), e0(ne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ne,nb,nb,ngw(1),ngw(2),ngw(3))</text:p>
      <text:p text:style-name="P18">end subroutine libtetrabz_mpi_fermigr</text:p>
      <text:p text:style-name="P18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7"><text:span text:style-name="T3">eig1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。</text:span><text:span text:style-name="T24">eig2</text:span><text:span text:style-name="T21">も同様</text:span><text:span text:style-name="T14">。</text:span></text:p>
      <text:p text:style-name="P37"><text:span text:style-name="T3">eig2(nb,nge(1),nge(2),nge(3))</text:span><text:span text:style-name="T14"> : (入力、実数配列) 軌道エネルギー。移行運動量の分だけグリッドをずらしたものなど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2"><text:span text:style-name="T3">wght(ne,nb,nb,ngw(1),ngw(2),ngw(3))</text:span><text:span text:style-name="T14"> : (出力、実数配列) 積分重み </text:span></text:p>
      <text:p text:style-name="P1"><text:span text:style-name="T3">ne</text:span><text:span text:style-name="T14"> : (入力、整数)フォノンモード数</text:span></text:p>
      <text:p text:style-name="P2"><text:span text:style-name="T3">e0(ne)</text:span><text:span text:style-name="T14"> : (入力、実数配列) フォノン振動数 </text:span></text:p>
      <text:p text:style-name="P7"/>
      <text:p text:style-name="P7"/>
      <text:p text:style-name="P41">・ 分極関数(虚振動数)</text:p>
      <text:p text:style-name="P5"/>
      <text:p text:style-name="P5"><draw:frame draw:style-name="fr1" draw:name="オブジェクト8" text:anchor-type="as-char" svg:y="-0.797cm" svg:width="6.357cm" svg:height="1.35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18">subroutine libtetrabz_polimg(ltetra,bvec,nb,nge,eig1,eig2,ngw,wght,ne,e0)</text:p>
      <text:p text:style-name="P18"><text:s text:c="2"/>integer,intent(in) :: ltetra, nge(3), ngw(3), nb, ne</text:p>
      <text:p text:style-name="P18"><text:s text:c="2"/>real(8),intent(in) :: bvec(3,3), e0(ne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2,ne,nb,nb,ngw(1),ngw(2),ngw(3))</text:p>
      <text:p text:style-name="P18">end subroutine libtetrabz_polimg</text:p>
      <text:p text:style-name="P18"/>
      <text:p text:style-name="P18"/>
      <text:p text:style-name="P18">subroutine libtetrabz_mpi_polimg(ltetra,comm0,bvec,nb, &amp;</text:p>
      <text:p text:style-name="P18">&amp; <text:s text:c="31"/>nge,eig1,eig2,ngw,wght,ne,e0)</text:p>
      <text:p text:style-name="P18"><text:s text:c="2"/>integer,intent(in) :: ltetra, comm0, nge(3), ngw(3), nb, ne</text:p>
      <text:p text:style-name="P18"><text:s text:c="2"/>real(8),intent(in) :: bvec(3,3), e0(ne)</text:p>
      <text:p text:style-name="P18"><text:s text:c="2"/>real(8),intent(in) :: eig1(nb,nge(1),nge(2),nge(3)), &amp;</text:p>
      <text:p text:style-name="P18"><text:s text:c="2"/>&amp; <text:s text:c="20"/>eig2(nb,nge(1),nge(2),nge(3))</text:p>
      <text:p text:style-name="P18"><text:s text:c="2"/>real(8),intent(out) :: wght(2,ne,nb,nb,ngw(1),ngw(2),ngw(3))</text:p>
      <text:p text:style-name="P18">end subroutine libtetrabz_mpi_polimg</text:p>
      <text:p text:style-name="P18"/>
      <text:p text:style-name="P29"><text:span text:style-name="T3">ltetra</text:span><text:span text:style-name="T14"> : (入力、整数)テトラへドロン法の種類を決める。 </text:span></text:p>
      <text:p text:style-name="P30">　　　　1・・・線形テトラへドロン法</text:p>
      <text:p text:style-name="P44">　　　　2・・・最適化線形テトラへドロン法</text:p>
      <text:p text:style-name="P1"><text:span text:style-name="T3">comm</text:span><text:span text:style-name="T14"> : (入力、整数) MPI版のみ。コミニュケータ。</text:span></text:p>
      <text:p text:style-name="P31"><text:span text:style-name="T3">bvec</text:span><text:span text:style-name="T14">(3,3) : (入力、実数配列)逆格子ベクトル。単位は任意で良い。逆格子の形によって四面体の切り方を決めるため、それらの長さの比のみが必要であるため。</text:span></text:p>
      <text:p text:style-name="P1"><text:span text:style-name="T3">nb</text:span><text:span text:style-name="T14"> : (入力、整数)バンド本数</text:span></text:p>
      <text:p text:style-name="P1"><text:span text:style-name="T3">nge(3) </text:span><text:span text:style-name="T14">: (入力、整数配列) 軌道エネルギーのメッシュ数。</text:span></text:p>
      <text:p text:style-name="P36"><text:span text:style-name="T3">eig1(nb,nge(1),nge(2),nge(3))</text:span><text:span text:style-name="T14"> : (入力、実数配列) 軌道エネルギー。</text:span><text:span text:style-name="T21">Fermiエネルギーを基準とすること(</text:span><text:span text:style-name="T22">"</text:span><text:span text:style-name="T23">F</text:span><text:span text:style-name="T21">=0)。</text:span><text:span text:style-name="T24">eig2</text:span><text:span text:style-name="T21">も同様</text:span><text:span text:style-name="T14">。</text:span></text:p>
      <text:p text:style-name="P36"><text:span text:style-name="T3">eig2(nb,nge(1),nge(2),nge(3))</text:span><text:span text:style-name="T14"> : (入力、実数配列) 軌道エネルギー。移行運動量の分だけグリッドをずらしたものなど。</text:span></text:p>
      <text:p text:style-name="P33"><text:span text:style-name="T3">ngw(3)</text:span><text:span text:style-name="T14"> : (入力、整数配列) 軌道エネルギーのメッシュ数。</text:span><text:span text:style-name="T3">nge</text:span><text:span text:style-name="T14">と違っていても構わない（付録参照）。</text:span></text:p>
      <text:p text:style-name="P34"><text:span text:style-name="T3">wght(2,ne,nb,nb,ngw(1),ngw(2),ngw(3))</text:span><text:span text:style-name="T14"> : (出力、実数配列) 積分重み 。１番目の次元は実部と虚部を格納する。</text:span></text:p>
      <text:p text:style-name="P1"><text:span text:style-name="T3">ne</text:span><text:span text:style-name="T14"> : (入力、整数)計算を行う虚振動数の点数</text:span></text:p>
      <text:p text:style-name="P2"><text:span text:style-name="T3">e0(ne)</text:span><text:span text:style-name="T14"> : (入力、実数配列) 計算を行う虚振動数</text:span></text:p>
      <text:p text:style-name="P39">５、 サンプルソースコード（抜粋）</text:p>
      <text:p text:style-name="P7"/>
      <text:p text:style-name="P7">以下では電荷密度を計算するサブルーチンを示す。</text:p>
      <text:p text:style-name="P6"/>
      <text:p text:style-name="P6"><draw:frame draw:style-name="fr1" draw:name="オブジェクト17" text:anchor-type="as-char" svg:y="-0.446cm" svg:width="6.369cm" svg:height="0.847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8"><text:span text:style-name="T42">subroutin</text:span><text:span text:style-name="T11"> calc_rho(nr,nb,ng,</text:span><text:span text:style-name="T12">nelec,</text:span><text:span text:style-name="T11">bvec,eig,</text:span><text:span text:style-name="T12">ef,</text:span><text:span text:style-name="T11">p</text:span><text:span text:style-name="T12">h</text:span><text:span text:style-name="T11">i,</text:span><text:span text:style-name="T13">rho</text:span><text:span text:style-name="T11">)</text:span></text:p>
      <text:p text:style-name="P18"><text:s text:c="2"/>!</text:p>
      <text:p text:style-name="P18"><text:s text:c="2"/><text:span text:style-name="T43">use</text:span> libtetrabz, only : libtetrabz_fermieng</text:p>
      <text:p text:style-name="P18"><text:s text:c="2"/><text:span text:style-name="T40">implicit none</text:span></text:p>
      <text:p text:style-name="P18"><text:s text:c="2"/>!</text:p>
      <text:p text:style-name="P18"><text:s text:c="2"/><text:span text:style-name="T36">integer</text:span>,intent(in) :: nr <text:s/>! <text:span text:style-name="T35">number of </text:span><text:span text:style-name="T26">r</text:span></text:p>
      <text:p text:style-name="P18"><text:s text:c="2"/><text:span text:style-name="T36">integer</text:span>,intent(in) :: nb <text:s/>! <text:span text:style-name="T35">number of bands</text:span></text:p>
      <text:p text:style-name="P18"><text:s text:c="2"/><text:span text:style-name="T36">integer</text:span>,intent(in) :: ng(3) <text:s text:c="2"/>! <text:s/><text:span text:style-name="T26">k</text:span><text:span text:style-name="T35">-point mesh</text:span></text:p>
      <text:p text:style-name="P18"><text:s text:c="2"/><text:span text:style-name="T37">real(8)</text:span><text:span text:style-name="T35">,intent(in) :: nelec <text:s/>! <text:s/>number of electrons per spin</text:span></text:p>
      <text:p text:style-name="P18"><text:s text:c="2"/><text:span text:style-name="T36">real(8)</text:span>,intent(in) :: bvec(3,3) <text:s/>! <text:s/><text:span text:style-name="T35">reciplocal lattice vector</text:span></text:p>
      <text:p text:style-name="P18"><text:s text:c="2"/><text:span text:style-name="T36">real(8)</text:span>,intent(in) <text:s/>:: eig(nb,ng(1),ng(2),ng(3)) ! <text:span text:style-name="T35">Kohn-Sham eigenvalues</text:span></text:p>
      <text:p text:style-name="P18"><text:s text:c="2"/><text:span text:style-name="T37">real(8)</text:span><text:span text:style-name="T35">,intent(out) :: ef ! Fermi energy</text:span></text:p>
      <text:p text:style-name="P18"><text:s text:c="2"/><text:span text:style-name="T36">complex(8)</text:span>,intent(in) :: p<text:span text:style-name="T35">h</text:span>i(nr,nb,ng(1),ng(2),ng(3)) ! <text:span text:style-name="T35">Kohn-Sham orbitals</text:span></text:p>
      <text:p text:style-name="P18"><text:s text:c="2"/><text:span text:style-name="T37">real(8)</text:span><text:span text:style-name="T35">,intent(out) :: rho(nr) ! Charge density</text:span></text:p>
      <text:p text:style-name="P18"><text:s text:c="2"/>!</text:p>
      <text:p text:style-name="P18"><text:s text:c="2"/><text:span text:style-name="T36">integer</text:span> :: ib, i1, i2, i3, <text:span text:style-name="T69">ltetra</text:span></text:p>
      <text:p text:style-name="P18"><text:s text:c="2"/><text:span text:style-name="T37">real(8)</text:span><text:span text:style-name="T35"> :: wght(nb,ng(1),ng(2),ng(3))</text:span></text:p>
      <text:p text:style-name="P18"><text:s text:c="2"/>!</text:p>
      <text:p text:style-name="P18"><text:s text:c="2"/><text:span text:style-name="T35">ltetra = 2</text:span></text:p>
      <text:p text:style-name="P18"><text:s text:c="2"/>!</text:p>
      <text:p text:style-name="P18"><text:s text:c="2"/><text:span text:style-name="T39">call</text:span><text:span text:style-name="T11"> libtetrabz_fermieng(ltetra,bvec,nb,ng,eig,ng,wght,ef,nelec)</text:span></text:p>
      <text:p text:style-name="P18"><text:s text:c="2"/>!</text:p>
      <text:p text:style-name="P18"><text:span text:style-name="T11"><text:s text:c="2"/></text:span><text:span text:style-name="T12">rho(1:nr) = 0d0</text:span></text:p>
      <text:p text:style-name="P18"><text:span text:style-name="T12"><text:s text:c="2"/></text:span><text:span text:style-name="T38">do</text:span><text:span text:style-name="T12"> i1 = 1, ng(3)</text:span></text:p>
      <text:p text:style-name="P18"><text:span text:style-name="T12"><text:s text:c="4"/></text:span><text:span text:style-name="T38">do</text:span><text:span text:style-name="T12"> i2 = 1, ng(2)</text:span></text:p>
      <text:p text:style-name="P18"><text:span text:style-name="T12"><text:s text:c="6"/></text:span><text:span text:style-name="T38">do</text:span><text:span text:style-name="T12"> i1 = 1, ng(1)</text:span></text:p>
      <text:p text:style-name="P18"><text:span text:style-name="T12"><text:s text:c="8"/></text:span><text:span text:style-name="T38">do</text:span><text:span text:style-name="T12"> ib = 1, nb</text:span></text:p>
      <text:p text:style-name="P45"><text:s text:c="10"/>rho(1:nr) = rho(1:nr) + 2d0 * wght(ib,i1,i2,i3) &amp;</text:p>
      <text:p text:style-name="P18"><text:span text:style-name="T12"><text:s text:c="10"/>&amp; <text:s text:c="4"/>* </text:span><text:span text:style-name="T44">dble</text:span><text:span text:style-name="T12">(</text:span><text:span text:style-name="T44">conjg</text:span><text:span text:style-name="T12">(phi(1:nr,ib,i1,i2,i3)) * phi(1:nr,ib,i1,i2,i3))</text:span></text:p>
      <text:p text:style-name="P18"><text:span text:style-name="T12"><text:s text:c="8"/></text:span><text:span text:style-name="T38">end do</text:span></text:p>
      <text:p text:style-name="P18"><text:span text:style-name="T12"><text:s text:c="6"/></text:span><text:span text:style-name="T38">end do</text:span></text:p>
      <text:p text:style-name="P18"><text:span text:style-name="T12"><text:s text:c="4"/></text:span><text:span text:style-name="T38">end do</text:span></text:p>
      <text:p text:style-name="P18"><text:span text:style-name="T12"><text:s text:c="2"/></text:span><text:span text:style-name="T38">end do</text:span></text:p>
      <text:p text:style-name="P45"><text:s text:c="2"/>!</text:p>
      <text:p text:style-name="P19"><text:span text:style-name="T42">end </text:span><text:span text:style-name="T41">subroutin</text:span> calc_rho</text:p>
      <text:p text:style-name="P19"/>
      <text:p text:style-name="P61">6、付録</text:p>
      <text:p text:style-name="P20"/>
      <text:p text:style-name="P62">(1)逆補間</text:p>
      <text:p text:style-name="P62">積分</text:p>
      <text:p text:style-name="P21"><draw:frame draw:style-name="fr1" draw:name="オブジェクト18" text:anchor-type="as-char" svg:y="-0.432cm" svg:width="3.455cm" svg:height="0.833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53">を計算するとする。このとき、</text:p>
      <text:list xml:id="list2751063662282804218" text:style-name="L1">
        <text:list-item>
          <text:p text:style-name="P46"><text:span text:style-name="T28">w</text:span><text:span text:style-name="T55">は</text:span><text:span text:style-name="T19">"</text:span><text:span text:style-name="T47">k</text:span><text:span text:style-name="T59">に敏感な関数(階段関数・デルタ関数等)でありなるべく細かいグリッド上の</text:span><text:span text:style-name="T19">"</text:span><text:span text:style-name="T47">k</text:span><text:span text:style-name="T55">が必要である。</text:span></text:p>
        </text:list-item>
        <text:list-item>
          <text:p text:style-name="P46"><text:span text:style-name="T28">X</text:span><text:span text:style-name="T48">k</text:span><text:span text:style-name="T55">を求めるための計算コストが</text:span><text:span text:style-name="T19">"</text:span><text:span text:style-name="T47">k</text:span><text:span text:style-name="T55">の計算コストよりかなり大きい。</text:span></text:p>
        </text:list-item>
      </text:list>
      <text:p text:style-name="P25">という場合には<text:span text:style-name="T30">X</text:span><text:span text:style-name="T50">k</text:span><text:span text:style-name="T9">のグリッドを補間により増やす方法が有効である。それは、</text:span></text:p>
      <text:list xml:id="list3452348750758873559" text:style-name="L2">
        <text:list-item>
          <text:p text:style-name="P48"><text:span text:style-name="T19">"</text:span><text:span text:style-name="T47">k</text:span><text:span text:style-name="T59">を細かい</text:span><text:span text:style-name="T62">k</text:span><text:span text:style-name="T59">グリッド上で計算する。</text:span></text:p>
        </text:list-item>
        <text:list-item>
          <text:p text:style-name="P47"><text:span text:style-name="T28">X</text:span><text:span text:style-name="T48">k</text:span><text:span text:style-name="T58">を粗いグリッド上で計算し、それを補間</text:span><text:span text:style-name="T60">(線形補間、多項式補間、スプライン補間など)して細かいグリッド上での値を得る。</text:span></text:p>
          <text:p text:style-name="P49"><text:soft-page-break/><draw:frame draw:style-name="fr1" draw:name="オブジェクト19" text:anchor-type="as-char" svg:y="-0.686cm" svg:width="4.454cm" svg:height="1.087cm" draw:z-index="21"><draw:object xlink:href="./Object 19" xlink:type="simple" xlink:show="embed" xlink:actuate="onLoad"/><draw:image xlink:href="./ObjectReplacements/Object 19" xlink:type="simple" xlink:show="embed" xlink:actuate="onLoad"/><svg:desc>数式</svg:desc></draw:frame></text:p>
        </text:list-item>
        <text:list-item>
          <text:p text:style-name="P47"><text:span text:style-name="T54">細かい</text:span><text:span text:style-name="T27">k</text:span><text:span text:style-name="T56">グリッドで上記の積分を行う。</text:span></text:p>
          <text:p text:style-name="P49"><draw:frame draw:style-name="fr1" draw:name="オブジェクト20" text:anchor-type="as-char" svg:y="-0.686cm" svg:width="4.288cm" svg:height="1.087cm" draw:z-index="16"><draw:object xlink:href="./Object 20" xlink:type="simple" xlink:show="embed" xlink:actuate="onLoad"/><draw:image xlink:href="./ObjectReplacements/Object 20" xlink:type="simple" xlink:show="embed" xlink:actuate="onLoad"/><svg:desc>数式</svg:desc></draw:frame></text:p>
        </text:list-item>
      </text:list>
      <text:p text:style-name="P54">という流れで行われる。</text:p>
      <text:p text:style-name="P27"><text:span text:style-name="T9">　さらに、この計算と同じ結果を得るように粗いグリッド上での積分重み</text:span><text:span text:style-name="T31">w</text:span><text:span text:style-name="T53">coarse</text:span><text:span text:style-name="T10">を</text:span><text:span text:style-name="T31">w</text:span><text:span text:style-name="T53">dense</text:span><text:span text:style-name="T6">か</text:span><text:span text:style-name="T61">ら求める(逆補間)ことも可能である。 すなわち、</text:span></text:p>
      <text:p text:style-name="P50"><draw:frame draw:style-name="fr1" draw:name="オブジェクト21" text:anchor-type="as-char" svg:y="-0.686cm" svg:width="6.742cm" svg:height="1.087cm" draw:z-index="17"><draw:object xlink:href="./Object 21" xlink:type="simple" xlink:show="embed" xlink:actuate="onLoad"/><draw:image xlink:href="./ObjectReplacements/Object 21" xlink:type="simple" xlink:show="embed" xlink:actuate="onLoad"/><svg:desc>数式</svg:desc></draw:frame></text:p>
      <text:p text:style-name="P55">が満たされる事を要請すると</text:p>
      <text:p text:style-name="P51"><draw:frame draw:style-name="fr1" draw:name="オブジェクト22" text:anchor-type="as-char" svg:y="-0.686cm" svg:width="4.249cm" svg:height="1.087cm" draw:z-index="18"><draw:object xlink:href="./Object 22" xlink:type="simple" xlink:show="embed" xlink:actuate="onLoad"/><draw:image xlink:href="./ObjectReplacements/Object 22" xlink:type="simple" xlink:show="embed" xlink:actuate="onLoad"/><svg:desc>数式</svg:desc></draw:frame></text:p>
      <text:p text:style-name="P55">となる。 この場合の計算手順は、</text:p>
      <text:list xml:id="list1684028601050859892" text:style-name="L3">
        <text:list-item>
          <text:p text:style-name="P56"><text:span text:style-name="T7">細かい</text:span><text:span text:style-name="T29">k</text:span><text:span text:style-name="T7">グリッド上の</text:span><text:span text:style-name="T18">"</text:span><text:span text:style-name="T49">k</text:span><text:span text:style-name="T7">から</text:span><text:span text:style-name="T29">w</text:span><text:span text:style-name="T52">dense</text:span><text:span text:style-name="T32">を計算する。</text:span></text:p>
        </text:list-item>
        <text:list-item>
          <text:p text:style-name="P56"><text:span text:style-name="T32">逆補間により</text:span><text:span text:style-name="T29">w</text:span><text:span text:style-name="T52">coarse</text:span><text:span text:style-name="T32">を求める。</text:span></text:p>
        </text:list-item>
        <text:list-item>
          <text:p text:style-name="P56"><text:span text:style-name="T32">粗いグリッド上での</text:span><text:span text:style-name="T30">X</text:span><text:span text:style-name="T50">k</text:span><text:span text:style-name="T32">との積和を行う。</text:span></text:p>
        </text:list-item>
      </text:list>
      <text:p text:style-name="P28"><text:span text:style-name="T32">となる。このライブラリ内の全ルーチンはこの逆補間の機能を備えており、軌道エネルギーの</text:span><text:span text:style-name="T29">k</text:span><text:span text:style-name="T7">グリッドと重み関数の</text:span><text:span text:style-name="T29">k</text:span><text:span text:style-name="T7">グリッドを異なる値にすると逆補間された</text:span><text:span text:style-name="T29">w</text:span><text:span text:style-name="T52">coarse</text:span><text:span text:style-name="T7">が出力される。</text:span></text:p>
      <text:p text:style-name="P28"/>
      <text:p text:style-name="P28"/>
      <text:p text:style-name="P28"/>
      <text:p text:style-name="P57">参考文献</text:p>
      <text:p text:style-name="P10"><text:span text:style-name="T14">[1] </text:span><text:span text:style-name="T15">M. Kawamura, Y. Gohda, and S. Tsuneyuki, Phys. Rev. B. </text:span><text:span text:style-name="T16">89</text:span><text:span text:style-name="T15">, 094515 (2014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Lohit Hindi1" svg:font-family="'Lohit Hindi'"/>
    <style:font-face style:name="cmmi10" svg:font-family="cmmi10"/>
    <style:font-face style:name="TakaoPGothic2" svg:font-family="TakaoPGothic" style:font-family-generic="swiss"/>
    <style:font-face style:name="cmmi101" svg:font-family="cmmi10" style:font-pitch="variable"/>
    <style:font-face style:name="cmr10" svg:font-family="cmr10" style:font-pitch="variable"/>
    <style:font-face style:name="cmsy10" svg:font-family="cmsy10" style:font-pitch="variable"/>
    <style:font-face style:name="TakaoPMincho" svg:font-family="TakaoPMincho" style:font-family-generic="roman" style:font-pitch="variable"/>
    <style:font-face style:name="TakaoGothic" svg:font-family="TakaoGothic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Lohit Hindi" svg:font-family="'Lohit Hindi'" style:font-family-generic="system" style:font-pitch="variable"/>
    <style:font-face style:name="TakaoPGothic3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letter-kerning="true" style:font-name-asian="TakaoPGothic3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3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kaoPGothic1" fo:font-family="TakaoPGothic" style:font-style-name="標準" style:font-family-generic="swiss" style:font-pitch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family="TakaoPGothic" style:font-family-generic="swiss" style:font-pitch="variable" fo:font-size="14pt" style:font-name-asian="TakaoPGothic3" style:font-family-asian="TakaoPGothic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wamura Mitsuaki</meta:initial-creator>
    <meta:creation-date>2014-11-20T17:25:47</meta:creation-date>
    <dc:date>2014-11-23T11:42:41.138612534</dc:date>
    <dc:creator>Mitsuaki Kawamura</dc:creator>
    <meta:editing-duration>PT14H24M5S</meta:editing-duration>
    <meta:editing-cycles>19</meta:editing-cycles>
    <meta:generator>LibreOffice/4.2.7.2$Linux_x86 LibreOffice_project/420m0$Build-2</meta:generator>
    <meta:document-statistic meta:table-count="0" meta:image-count="0" meta:object-count="22" meta:page-count="12" meta:paragraph-count="340" meta:word-count="4566" meta:character-count="12751" meta:non-whitespace-character-count="11352"/>
  </office:meta>
</office:document-meta>
</file>

<file path=Object 1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10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11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±</mo>
      </mrow>
      <mrow>
        <mo stretchy="false">(</mo>
        <mrow>
          <mrow>
            <mo stretchy="false">!</mo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k} %delta(%omega-%varepsilon_{n k}) X_{n k}(%omega)</annotation>
  </semantics>
</math>
</file>

<file path=Object 12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±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±</mo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delta(%varepsilon_{"F"}-%varepsilon^(1)_{n k}) 
%delta(%varepsilon_{"F"}-%varepsilon^(2)_{n^%prime k})
X_{n n^%prime k}
</annotation>
  </semantics>
</math>
</file>

<file path=Object 13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theta(%varepsilon_{"F"}-%varepsilon^(1)_{n k}) 
%theta(%varepsilon^(1)_{n k}-%varepsilon^(2)_{n^%prime k}) 
X_{n n^%prime k}</annotation>
  </semantics>
</math>
</file>

<file path=Object 14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row>
          <mfrac>
            <mrow>
              <mo stretchy="false">µ</mo>
              <mrow>
                <mo stretchy="false">(</mo>
                <mrow>
                  <mrow>
                    <msub>
                      <mo stretchy="false">"</mo>
                      <mrow>
                        <mtext>F</mtext>
                      </mrow>
                    </msub>
                    <mo stretchy="false">−</mo>
                    <msubsup>
                      <mo stretchy="false">"</mo>
                      <mrow>
                        <mi mathvariant="normal">n</mi>
                        <mi mathvariant="normal">k</mi>
                      </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</mrow>
                </mrow>
                <mo stretchy="false">)</mo>
              </mrow>
              <mo stretchy="false">µ</mo>
              <mrow>
                <mo stretchy="false">(</mo>
                <mrow>
                  <mrow>
                    <msubsup>
                      <mo stretchy="false">"</mo>
                      <mrow>
                        <msup>
                          <mi mathvariant="normal">n</mi>
                          <mo stretchy="false">′</mo>
                        </msup>
                        <mi mathvariant="normal">k</mi>
                      </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  <mo stretchy="false">−</mo>
                    <msub>
                      <mo stretchy="false">"</mo>
                      <mrow>
                        <mtext>F</mtext>
                      </mrow>
                    </msub>
                  </mrow>
                </mrow>
                <mo stretchy="false">)</mo>
              </mrow>
            </mrow>
            <mrow>
              <mrow>
                <msubsup>
                  <mo stretchy="false">"</mo>
                  <mrow>
                    <msup>
                      <mi mathvariant="normal">n</mi>
                      <mo stretchy="false">′</mo>
                    </msup>
                    <mi mathvariant="normal">k</mi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o stretchy="false">−</mo>
                <msubsup>
                  <mo stretchy="false">"</mo>
                  <mrow>
                    <mi mathvariant="normal">n</mi>
                    <mi mathvariant="normal">k</mi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subsup>
              </mrow>
            </mrow>
          </mfrac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{{
%theta(%varepsilon_{"F"}-%varepsilon^(1)_{n k}) 
%theta(%varepsilon^(2)_{n^%prime k}-%varepsilon_{"F"}) 
}
over{%varepsilon^(2)_{n^%prime k}-%varepsilon^(1)_{n k}}}
X_{n n^%prime k}</annotation>
  </semantics>
</math>
</file>

<file path=Object 15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  <mo stretchy="false">−</mo>
            <msub>
              <mo stretchy="false">"</mo>
              <mrow>
                <mtext>F</mtext>
              </mrow>
            </msub>
          </mrow>
        </mrow>
        <mo stretchy="false">)</mo>
      </mrow>
      <mo stretchy="false">±</mo>
      <mrow>
        <mo stretchy="false">(</mo>
        <mrow>
          <mrow>
            <mrow>
              <msubsup>
                <mo stretchy="false">"</mo>
                <mrow>
                  <msup>
                    <mi mathvariant="normal">n</mi>
                    <mo stretchy="false">′</mo>
                  </msup>
                  <mi mathvariant="normal">k</mi>
                </mrow>
                <mrow>
                  <mo stretchy="false">(</mo>
                  <mrow>
                    <mn>2</mn>
                  </mrow>
                  <mo stretchy="false">)</mo>
                </mrow>
              </msubsup>
              <mo stretchy="false">−</mo>
              <msubsup>
                <mo stretchy="false">"</mo>
                <mrow>
                  <mi mathvariant="normal">n</mi>
                  <mi mathvariant="normal">k</mi>
                </mrow>
                <mrow>
                  <mo stretchy="false">(</mo>
                  <mrow>
                    <mn>1</mn>
                  </mrow>
                  <mo stretchy="false">)</mo>
                </mrow>
              </msubsup>
            </mrow>
            <mo stretchy="false">−</mo>
            <mo stretchy="false">!</mo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n^%prime k} 
%theta(%varepsilon_{"F"}-%varepsilon^(1)_{n k}) 
%theta(%varepsilon^(2)_{n^%prime k}-%varepsilon_{"F"}) 
%delta(%varepsilon^(2)_{n^%prime k}-%varepsilon^(1)_{n k}-%omega)
X_{n n^%prime k}(%omega)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i mathvariant="normal">n</mi>
            <msup>
              <mi mathvariant="normal">n</mi>
              <mi mathvariant="normal">¢</mi>
            </msup>
            <mi mathvariant="normal">k</mi>
          </mrow>
        </munder>
        <mfrac>
          <mrow>
            <mi mathvariant="normal">µ</mi>
            <mrow>
              <mo fence="true" stretchy="false">(</mo>
              <mrow>
                <mrow>
                  <msub>
                    <mi mathvariant="normal">"</mi>
                    <mtext>F</mtext>
                  </msub>
                  <mo stretchy="false">−</mo>
                  <msubsup>
                    <mi mathvariant="normal">"</mi>
                    <mrow>
                      <mi mathvariant="normal">n</mi>
                      <mi mathvariant="normal">k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  <mi mathvariant="normal">µ</mi>
            <mrow>
              <mo fence="true" stretchy="false">(</mo>
              <mrow>
                <mrow>
                  <msubsup>
                    <mi mathvariant="normal">"</mi>
                    <mrow>
                      <msup>
                        <mi mathvariant="normal">n</mi>
                        <mi mathvariant="normal">¢</mi>
                      </msup>
                      <mi mathvariant="normal">k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</msubsup>
                  <mo stretchy="false">−</mo>
                  <msub>
                    <mi mathvariant="normal">"</mi>
                    <mtext>F</mtext>
                  </msub>
                </mrow>
              </mrow>
              <mo fence="true" stretchy="false">)</mo>
            </mrow>
          </mrow>
          <mrow>
            <mrow>
              <msubsup>
                <mi mathvariant="normal">"</mi>
                <mrow>
                  <msup>
                    <mi mathvariant="normal">n</mi>
                    <mi mathvariant="normal">¢</mi>
                  </msup>
                  <mi mathvariant="normal">k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−</mo>
              <msubsup>
                <mi mathvariant="normal">"</mi>
                <mrow>
                  <mi mathvariant="normal">n</mi>
                  <mi mathvariant="normal">k</mi>
                </mrow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+</mo>
              <mi mathvariant="normal">i</mi>
            </mrow>
            <mi mathvariant="normal">!</mi>
          </mrow>
        </mfrac>
      </mrow>
      <msub>
        <mi mathvariant="normal">X</mi>
        <mrow>
          <mi mathvariant="normal">n</mi>
          <msup>
            <mi mathvariant="normal">n</mi>
            <mi mathvariant="normal">¢</mi>
          </msup>
          <mi mathvariant="normal">k</mi>
        </mrow>
      </msub>
      <mrow>
        <mo fence="true" stretchy="false">(</mo>
        <mrow>
          <mi mathvariant="normal">!</mi>
        </mrow>
        <mo fence="true" stretchy="false">)</mo>
      </mrow>
    </mrow>
    <annotation encoding="StarMath 5.0">sum from{n n^%prime k} 
{{
%theta(%varepsilon_{"F"}-%varepsilon^(1)_{n k}) 
%theta(%varepsilon^(2)_{n^%prime k}-%varepsilon_{"F"}) 
}
over{%varepsilon^(2)_{n^%prime k}-%varepsilon^(1)_{n k}+i%omega}}
X_{n n^%prime k}( %omega )</annotation>
  </semantics>
</math>
</file>

<file path=Object 17/content.xml><?xml version="1.0" encoding="utf-8"?>
<math xmlns="http://www.w3.org/1998/Math/MathML" display="block">
  <semantics>
    <mrow>
      <mi mathvariant="normal">½</mi>
      <mrow>
        <mrow>
          <mo fence="true" stretchy="false">(</mo>
          <mrow>
            <mi mathvariant="normal">r</mi>
          </mrow>
          <mo fence="true" stretchy="false">)</mo>
        </mrow>
        <mo stretchy="false">=</mo>
        <mn>2</mn>
      </mrow>
      <mrow>
        <munder>
          <mo stretchy="false">∑</mo>
          <mrow>
            <mi mathvariant="normal">n</mi>
            <mi mathvariant="normal">k</mi>
          </mrow>
        </munder>
        <mi mathvariant="normal">µ</mi>
      </mrow>
      <mrow>
        <mo fence="true" stretchy="false">(</mo>
        <mrow>
          <mrow>
            <msub>
              <mi mathvariant="normal">"</mi>
              <mtext>F</mtext>
            </msub>
            <mo stretchy="false">−</mo>
            <msub>
              <mi mathvariant="normal">"</mi>
              <mrow>
                <mi mathvariant="normal">n</mi>
                <mi mathvariant="normal">k</mi>
              </mrow>
            </msub>
          </mrow>
        </mrow>
        <mo fence="true" stretchy="false">)</mo>
      </mrow>
      <msubsup>
        <mi mathvariant="normal">Á</mi>
        <mrow>
          <mi mathvariant="normal">n</mi>
          <mi mathvariant="normal">k</mi>
        </mrow>
        <mi mathvariant="normal">*</mi>
      </msubsup>
      <mrow>
        <mo fence="true" stretchy="false">(</mo>
        <mrow>
          <mi mathvariant="normal">r</mi>
        </mrow>
        <mo fence="true" stretchy="false">)</mo>
      </mrow>
      <msub>
        <mi mathvariant="normal">Á</mi>
        <mrow>
          <mi mathvariant="normal">n</mi>
          <mi mathvariant="normal">k</mi>
        </mrow>
      </msub>
      <mrow>
        <mo fence="true" stretchy="false">(</mo>
        <mrow>
          <mi mathvariant="normal">r</mi>
        </mrow>
        <mo fence="true" stretchy="false">)</mo>
      </mrow>
    </mrow>
    <annotation encoding="StarMath 5.0">%rho( r )=2 sum from{ n k } %theta(%varepsilon_{"F"} - %varepsilon_{n k} )
%phi_{ n k }^%star ( r ) %phi_{ n k } ( r ) 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⟨</mo>
          <mrow>
            <mi mathvariant="normal">X</mi>
          </mrow>
          <mo fence="true" stretchy="false">⟩</mo>
        </mrow>
        <mo stretchy="false">=</mo>
        <mrow>
          <munder>
            <mo stretchy="false">∑</mo>
            <mi mathvariant="normal">k</mi>
          </munder>
          <msub>
            <mi mathvariant="normal">X</mi>
            <mi mathvariant="normal">k</mi>
          </msub>
        </mrow>
      </mrow>
      <mi mathvariant="normal">w</mi>
      <mrow>
        <mo fence="true" stretchy="false">(</mo>
        <mrow>
          <msub>
            <mi mathvariant="normal">"</mi>
            <mi mathvariant="normal">k</mi>
          </msub>
        </mrow>
        <mo fence="true" stretchy="false">)</mo>
      </mrow>
    </mrow>
    <annotation encoding="StarMath 5.0">langle X rangle = sum from{ k } X_k w(%varepsilon_k)</annotation>
  </semantics>
</math>
</file>

<file path=Object 19/content.xml><?xml version="1.0" encoding="utf-8"?>
<math xmlns="http://www.w3.org/1998/Math/MathML" display="block">
  <semantics>
    <mrow>
      <mrow>
        <msubsup>
          <mi mathvariant="normal">X</mi>
          <mi mathvariant="normal">k</mi>
          <mtext>dense</mtext>
        </msubsup>
        <mo stretchy="false">=</mo>
        <mrow>
          <munderover>
            <mo stretchy="false">∑</mo>
            <mi mathvariant="normal">k</mi>
            <mtext>coarse</mtext>
          </munderover>
          <msub>
            <mi mathvariant="normal">F</mi>
            <mrow>
              <mi mathvariant="normal">k</mi>
              <msup>
                <mi mathvariant="normal">k</mi>
                <mi mathvariant="normal">¢</mi>
              </msup>
            </mrow>
          </msub>
        </mrow>
      </mrow>
      <msubsup>
        <mi mathvariant="normal">X</mi>
        <mi mathvariant="normal">k</mi>
        <mtext>coarse</mtext>
      </msubsup>
    </mrow>
    <annotation encoding="StarMath 5.0">X_k^{ "dense" } = sum from{ k } to { "coarse" } F_{ k k^%prime } X_{ k }^{ "coarse" }</annotation>
  </semantics>
</math>
</file>

<file path=Object 2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</mrow>
    <annotation encoding="StarMath 5.0">sum from{n k} %theta(%varepsilon_{"F"}-%varepsilon_{n k}) X_{n k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⟨</mo>
          <mrow>
            <mi mathvariant="normal">X</mi>
          </mrow>
          <mo fence="true" stretchy="false">⟩</mo>
        </mrow>
        <mo stretchy="false">=</mo>
        <mrow>
          <munderover>
            <mo stretchy="false">∑</mo>
            <mi mathvariant="normal">k</mi>
            <mtext>dense</mtext>
          </munderover>
          <msubsup>
            <mi mathvariant="normal">X</mi>
            <mi mathvariant="normal">k</mi>
            <mtext>dense</mtext>
          </msubsup>
        </mrow>
      </mrow>
      <msubsup>
        <mi mathvariant="normal">w</mi>
        <mi mathvariant="normal">k</mi>
        <mtext>dense</mtext>
      </msubsup>
    </mrow>
    <annotation encoding="StarMath 5.0">langle X rangle = sum from{ k } to { "dense" } X_{ k }^{ "dense" } w_{ k }^{ "dense" }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i mathvariant="normal">k</mi>
          <mtext>dense</mtext>
        </munderover>
        <msubsup>
          <mi mathvariant="normal">X</mi>
          <mi mathvariant="normal">k</mi>
          <mtext>dense</mtext>
        </msubsup>
      </mrow>
      <mrow>
        <msubsup>
          <mi mathvariant="normal">w</mi>
          <mi mathvariant="normal">k</mi>
          <mtext>dense</mtext>
        </msubsup>
        <mo stretchy="false">=</mo>
        <mrow>
          <munderover>
            <mo stretchy="false">∑</mo>
            <mi mathvariant="normal">k</mi>
            <mtext>coarse</mtext>
          </munderover>
          <msubsup>
            <mi mathvariant="normal">X</mi>
            <mi mathvariant="normal">k</mi>
            <mtext>coarse</mtext>
          </msubsup>
        </mrow>
      </mrow>
      <msubsup>
        <mi mathvariant="normal">w</mi>
        <mi mathvariant="normal">k</mi>
        <mtext>coarse</mtext>
      </msubsup>
    </mrow>
    <annotation encoding="StarMath 5.0">sum from{ k } to { "dense" } X_{ k }^{ "dense" } w_{ k }^{ "dense" }
=
 sum from{ k } to { "coarse" } X_{ k }^{ "coarse" } w_{ k }^{ "coarse" }</annotation>
  </semantics>
</math>
</file>

<file path=Object 22/content.xml><?xml version="1.0" encoding="utf-8"?>
<math xmlns="http://www.w3.org/1998/Math/MathML" display="block">
  <semantics>
    <mrow>
      <mrow>
        <msubsup>
          <mi mathvariant="normal">w</mi>
          <mi mathvariant="normal">k</mi>
          <mtext>coarse</mtext>
        </msubsup>
        <mo stretchy="false">=</mo>
        <mrow>
          <munderover>
            <mo stretchy="false">∑</mo>
            <mi mathvariant="normal">k</mi>
            <mtext>dense</mtext>
          </munderover>
          <msub>
            <mi mathvariant="normal">F</mi>
            <mrow>
              <msup>
                <mi mathvariant="normal">k</mi>
                <mi mathvariant="normal">¢</mi>
              </msup>
              <mi mathvariant="normal">k</mi>
            </mrow>
          </msub>
        </mrow>
      </mrow>
      <msubsup>
        <mi mathvariant="normal">w</mi>
        <mi mathvariant="normal">k</mi>
        <mtext>dense</mtext>
      </msubsup>
    </mrow>
    <annotation encoding="StarMath 5.0">w_k^{ "coarse" } = sum from{ k } to { "dense" } F_{ k^%prime  k} w_{ k }^{ "dense" }</annotation>
  </semantics>
</math>
</file>

<file path=Object 3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k</mi>
          </mrow>
        </munder>
        <mo stretchy="false">±</mo>
      </mrow>
      <mrow>
        <mo stretchy="false">(</mo>
        <mrow>
          <mrow>
            <mo stretchy="false">!</mo>
            <mo stretchy="false">−</mo>
            <msub>
              <mo stretchy="false">"</mo>
              <mrow>
                <mi mathvariant="normal">n</mi>
                <mi mathvariant="normal">k</mi>
              </mrow>
            </msub>
          </mrow>
        </mrow>
        <mo stretchy="false">)</mo>
      </mrow>
      <msub>
        <mi mathvariant="normal">X</mi>
        <mrow>
          <mi mathvariant="normal">n</mi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k} %delta(%omega-%varepsilon_{n k}) X_{n k}(%omega)</annotation>
  </semantics>
</math>
</file>

<file path=Object 4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±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±</mo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delta(%varepsilon_{"F"}-%varepsilon^(1)_{n k}) 
%delta(%varepsilon_{"F"}-%varepsilon^(2)_{n^%prime k})
X_{n n^%prime k}
</annotation>
  </semantics>
</math>
</file>

<file path=Object 5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  <mo stretchy="false">−</mo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%theta(%varepsilon_{"F"}-%varepsilon^(1)_{n k}) 
%theta(%varepsilon^(1)_{n k}-%varepsilon^(2)_{n^%prime k}) 
X_{n n^%prime k}</annotation>
  </semantics>
</math>
</file>

<file path=Object 6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row>
          <mfrac>
            <mrow>
              <mo stretchy="false">µ</mo>
              <mrow>
                <mo stretchy="false">(</mo>
                <mrow>
                  <mrow>
                    <msub>
                      <mo stretchy="false">"</mo>
                      <mrow>
                        <mtext>F</mtext>
                      </mrow>
                    </msub>
                    <mo stretchy="false">−</mo>
                    <msubsup>
                      <mo stretchy="false">"</mo>
                      <mrow>
                        <mi mathvariant="normal">n</mi>
                        <mi mathvariant="normal">k</mi>
                      </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</mrow>
                </mrow>
                <mo stretchy="false">)</mo>
              </mrow>
              <mo stretchy="false">µ</mo>
              <mrow>
                <mo stretchy="false">(</mo>
                <mrow>
                  <mrow>
                    <msubsup>
                      <mo stretchy="false">"</mo>
                      <mrow>
                        <msup>
                          <mi mathvariant="normal">n</mi>
                          <mo stretchy="false">′</mo>
                        </msup>
                        <mi mathvariant="normal">k</mi>
                      </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  <mo stretchy="false">−</mo>
                    <msub>
                      <mo stretchy="false">"</mo>
                      <mrow>
                        <mtext>F</mtext>
                      </mrow>
                    </msub>
                  </mrow>
                </mrow>
                <mo stretchy="false">)</mo>
              </mrow>
            </mrow>
            <mrow>
              <mrow>
                <msubsup>
                  <mo stretchy="false">"</mo>
                  <mrow>
                    <msup>
                      <mi mathvariant="normal">n</mi>
                      <mo stretchy="false">′</mo>
                    </msup>
                    <mi mathvariant="normal">k</mi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o stretchy="false">−</mo>
                <msubsup>
                  <mo stretchy="false">"</mo>
                  <mrow>
                    <mi mathvariant="normal">n</mi>
                    <mi mathvariant="normal">k</mi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subsup>
              </mrow>
            </mrow>
          </mfrac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^%prime k} 
{{
%theta(%varepsilon_{"F"}-%varepsilon^(1)_{n k}) 
%theta(%varepsilon^(2)_{n^%prime k}-%varepsilon_{"F"}) 
}
over{%varepsilon^(2)_{n^%prime k}-%varepsilon^(1)_{n k}}}
X_{n n^%prime k}</annotation>
  </semantics>
</math>
</file>

<file path=Object 7/content.xml><?xml version="1.0" encoding="utf-8"?>
<math xmlns="http://www.w3.org/1998/Math/MathML">
  <semantics>
    <mrow>
      <mrow>
        <munder>
          <mo stretchy="false">∑</mo>
          <mrow>
            <mi mathvariant="normal">n</mi>
            <msup>
              <mi mathvariant="normal">n</mi>
              <mo stretchy="false">′</mo>
            </msup>
            <mi mathvariant="normal">k</mi>
          </mrow>
        </munder>
        <mo stretchy="false">µ</mo>
      </mrow>
      <mrow>
        <mo stretchy="false">(</mo>
        <mrow>
          <mrow>
            <msub>
              <mo stretchy="false">"</mo>
              <mrow>
                <mtext>F</mtext>
              </mrow>
            </msub>
            <mo stretchy="false">−</mo>
            <msubsup>
              <mo stretchy="false">"</mo>
              <mrow>
                <mi mathvariant="normal">n</mi>
                <mi mathvariant="normal">k</mi>
              </mrow>
              <mrow>
                <mo stretchy="false">(</mo>
                <mrow>
                  <mn>1</mn>
                </mrow>
                <mo stretchy="false">)</mo>
              </mrow>
            </msubsup>
          </mrow>
        </mrow>
        <mo stretchy="false">)</mo>
      </mrow>
      <mo stretchy="false">µ</mo>
      <mrow>
        <mo stretchy="false">(</mo>
        <mrow>
          <mrow>
            <msubsup>
              <mo stretchy="false">"</mo>
              <mrow>
                <msup>
                  <mi mathvariant="normal">n</mi>
                  <mo stretchy="false">′</mo>
                </msup>
                <mi mathvariant="normal">k</mi>
              </mrow>
              <mrow>
                <mo stretchy="false">(</mo>
                <mrow>
                  <mn>2</mn>
                </mrow>
                <mo stretchy="false">)</mo>
              </mrow>
            </msubsup>
            <mo stretchy="false">−</mo>
            <msub>
              <mo stretchy="false">"</mo>
              <mrow>
                <mtext>F</mtext>
              </mrow>
            </msub>
          </mrow>
        </mrow>
        <mo stretchy="false">)</mo>
      </mrow>
      <mo stretchy="false">±</mo>
      <mrow>
        <mo stretchy="false">(</mo>
        <mrow>
          <mrow>
            <mrow>
              <msubsup>
                <mo stretchy="false">"</mo>
                <mrow>
                  <msup>
                    <mi mathvariant="normal">n</mi>
                    <mo stretchy="false">′</mo>
                  </msup>
                  <mi mathvariant="normal">k</mi>
                </mrow>
                <mrow>
                  <mo stretchy="false">(</mo>
                  <mrow>
                    <mn>2</mn>
                  </mrow>
                  <mo stretchy="false">)</mo>
                </mrow>
              </msubsup>
              <mo stretchy="false">−</mo>
              <msubsup>
                <mo stretchy="false">"</mo>
                <mrow>
                  <mi mathvariant="normal">n</mi>
                  <mi mathvariant="normal">k</mi>
                </mrow>
                <mrow>
                  <mo stretchy="false">(</mo>
                  <mrow>
                    <mn>1</mn>
                  </mrow>
                  <mo stretchy="false">)</mo>
                </mrow>
              </msubsup>
            </mrow>
            <mo stretchy="false">−</mo>
            <mo stretchy="false">!</mo>
          </mrow>
        </mrow>
        <mo stretchy="false">)</mo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  <mrow>
        <mo stretchy="false">(</mo>
        <mrow>
          <mo stretchy="false">!</mo>
        </mrow>
        <mo stretchy="false">)</mo>
      </mrow>
    </mrow>
    <annotation encoding="StarMath 5.0">sum from{n n^%prime k} 
%theta(%varepsilon_{"F"}-%varepsilon^(1)_{n k}) 
%theta(%varepsilon^(2)_{n^%prime k}-%varepsilon_{"F"}) 
%delta(%varepsilon^(2)_{n^%prime k}-%varepsilon^(1)_{n k}-%omega)
X_{n n^%prime k}(%omega)</annotation>
  </semantics>
</math>
</file>

<file path=Object 8/content.xml><?xml version="1.0" encoding="utf-8"?>
<math xmlns="http://www.w3.org/1998/Math/MathML" display="block">
  <semantics>
    <mrow>
      <mrow>
        <munder>
          <mo stretchy="false">∑</mo>
          <mrow>
            <mi mathvariant="normal">n</mi>
            <msup>
              <mi mathvariant="normal">n</mi>
              <mi mathvariant="normal">¢</mi>
            </msup>
            <mi mathvariant="normal">k</mi>
          </mrow>
        </munder>
        <mfrac>
          <mrow>
            <mi mathvariant="normal">µ</mi>
            <mrow>
              <mo fence="true" stretchy="false">(</mo>
              <mrow>
                <mrow>
                  <msub>
                    <mi mathvariant="normal">"</mi>
                    <mtext>F</mtext>
                  </msub>
                  <mo stretchy="false">−</mo>
                  <msubsup>
                    <mi mathvariant="normal">"</mi>
                    <mrow>
                      <mi mathvariant="normal">n</mi>
                      <mi mathvariant="normal">k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  <mi mathvariant="normal">µ</mi>
            <mrow>
              <mo fence="true" stretchy="false">(</mo>
              <mrow>
                <mrow>
                  <msubsup>
                    <mi mathvariant="normal">"</mi>
                    <mrow>
                      <msup>
                        <mi mathvariant="normal">n</mi>
                        <mi mathvariant="normal">¢</mi>
                      </msup>
                      <mi mathvariant="normal">k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</msubsup>
                  <mo stretchy="false">−</mo>
                  <msub>
                    <mi mathvariant="normal">"</mi>
                    <mtext>F</mtext>
                  </msub>
                </mrow>
              </mrow>
              <mo fence="true" stretchy="false">)</mo>
            </mrow>
          </mrow>
          <mrow>
            <mrow>
              <msubsup>
                <mi mathvariant="normal">"</mi>
                <mrow>
                  <msup>
                    <mi mathvariant="normal">n</mi>
                    <mi mathvariant="normal">¢</mi>
                  </msup>
                  <mi mathvariant="normal">k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</msubsup>
              <mo stretchy="false">−</mo>
              <msubsup>
                <mi mathvariant="normal">"</mi>
                <mrow>
                  <mi mathvariant="normal">n</mi>
                  <mi mathvariant="normal">k</mi>
                </mrow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+</mo>
              <mi mathvariant="normal">i</mi>
            </mrow>
            <mi mathvariant="normal">!</mi>
          </mrow>
        </mfrac>
      </mrow>
      <msub>
        <mi mathvariant="normal">X</mi>
        <mrow>
          <mi mathvariant="normal">n</mi>
          <msup>
            <mi mathvariant="normal">n</mi>
            <mi mathvariant="normal">¢</mi>
          </msup>
          <mi mathvariant="normal">k</mi>
        </mrow>
      </msub>
      <mrow>
        <mo fence="true" stretchy="false">(</mo>
        <mrow>
          <mi mathvariant="normal">!</mi>
        </mrow>
        <mo fence="true" stretchy="false">)</mo>
      </mrow>
    </mrow>
    <annotation encoding="StarMath 5.0">sum from{n n^%prime k} 
{{
%theta(%varepsilon_{"F"}-%varepsilon^(1)_{n k}) 
%theta(%varepsilon^(2)_{n^%prime k}-%varepsilon_{"F"}) 
}
over{%varepsilon^(2)_{n^%prime k}-%varepsilon^(1)_{n k}+i%omega}}
X_{n n^%prime k}( %omega )</annotation>
  </semantics>
</math>
</file>

<file path=Object 9/content.xml><?xml version="1.0" encoding="utf-8"?>
<math xmlns="http://www.w3.org/1998/Math/MathML">
  <semantics>
    <mrow>
      <mrow>
        <munder>
          <mo stretchy="false">∑</mo>
          <mrow>
            <mi mathvariant="normal">n</mi>
            <mi mathvariant="normal">n</mi>
            <mi mathvariant="normal">'</mi>
            <mi mathvariant="normal">k</mi>
          </mrow>
        </munder>
        <mi mathvariant="normal">F</mi>
      </mrow>
      <mrow>
        <mo stretchy="false">(</mo>
        <mrow>
          <msub>
            <mo stretchy="false">"</mo>
            <mrow>
              <mi mathvariant="normal">n</mi>
              <mi mathvariant="normal">k</mi>
            </mrow>
          </msub>
          <mtext>,</mtext>
          <msub>
            <mo stretchy="false">"</mo>
            <mrow>
              <msup>
                <mi mathvariant="normal">n</mi>
                <mo stretchy="false">′</mo>
              </msup>
              <mrow>
                <mi mathvariant="normal">k</mi>
                <mo stretchy="false">+</mo>
                <mi mathvariant="normal">q</mi>
              </mrow>
            </mrow>
          </msub>
        </mrow>
        <mo stretchy="false">)</mo>
      </mrow>
      <mrow>
        <msub>
          <mi mathvariant="normal">X</mi>
          <mrow>
            <mi mathvariant="normal">n</mi>
            <msup>
              <mi mathvariant="normal">n</mi>
              <mo stretchy="false">′</mo>
            </msup>
            <mi mathvariant="normal">k</mi>
          </mrow>
        </msub>
        <mo stretchy="false">≡</mo>
        <mrow>
          <munder>
            <mo stretchy="false">∑</mo>
            <mrow>
              <mi mathvariant="normal">n</mi>
              <mi mathvariant="normal">n</mi>
              <mi mathvariant="normal">'</mi>
              <mi mathvariant="normal">k</mi>
            </mrow>
          </munder>
          <msub>
            <mi mathvariant="normal">w</mi>
            <mrow>
              <mi mathvariant="normal">n</mi>
              <msup>
                <mi mathvariant="normal">n</mi>
                <mo stretchy="false">′</mo>
              </msup>
              <mi mathvariant="normal">k</mi>
            </mrow>
          </msub>
        </mrow>
      </mrow>
      <msub>
        <mi mathvariant="normal">X</mi>
        <mrow>
          <mi mathvariant="normal">n</mi>
          <msup>
            <mi mathvariant="normal">n</mi>
            <mo stretchy="false">′</mo>
          </msup>
          <mi mathvariant="normal">k</mi>
        </mrow>
      </msub>
    </mrow>
    <annotation encoding="StarMath 5.0">sum from{n n' k} F(%varepsilon_{n k}"," %varepsilon_{n^%prime k+q})
X_{n n^%prime k}
equiv
sum from{n n' k} w_{n n^%prime k}
X_{n n^%prime k}</annotation>
  </semantics>
</math>
</file>